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8c9" officeooo:paragraph-rsid="001b38c9"/>
    </style:style>
    <style:style style:name="P2" style:family="paragraph" style:parent-style-name="Standard">
      <style:text-properties officeooo:rsid="001f60d6" officeooo:paragraph-rsid="001f60d6"/>
    </style:style>
    <style:style style:name="T1" style:family="text">
      <style:text-properties officeooo:rsid="001b38c9"/>
    </style:style>
    <style:style style:name="T2" style:family="text">
      <style:text-properties fo:font-variant="normal" fo:text-transform="none" style:text-position="0% 100%" fo:font-style="normal" style:text-underline-style="none" fo:font-weight="normal"/>
    </style:style>
    <style:style style:name="T3" style:family="text">
      <style:text-properties fo:font-variant="normal" fo:text-transform="none" style:text-position="0% 100%" style:text-underline-style="none" fo:font-weight="normal"/>
    </style:style>
    <style:style style:name="T4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5" style:family="text">
      <style:text-properties fo:font-size="11pt" fo:font-style="italic" style:font-size-asian="11pt" style:font-style-asian="italic"/>
    </style:style>
    <style:style style:name="T6" style:family="text">
      <style:text-properties fo:font-size="11pt" fo:font-style="italic" fo:font-weight="bold" style:font-size-asian="11pt" style:font-style-asian="italic" style:font-weight-asian="bold"/>
    </style:style>
    <style:style style:name="T7" style:family="text">
      <style:text-properties fo:font-size="11pt" fo:font-style="italic" fo:font-weight="normal" style:font-size-asian="11pt" style:font-style-asian="italic" style:font-weight-asian="normal"/>
    </style:style>
    <style:style style:name="T8" style:family="text">
      <style:text-properties fo:font-size="7pt" fo:font-style="italic" style:font-size-asian="7pt" style:font-style-asian="italic"/>
    </style:style>
    <style:style style:name="T9" style:family="text">
      <style:text-properties fo:font-size="7pt" fo:font-style="italic" fo:font-weight="bold" style:font-size-asian="7pt" style:font-style-asian="italic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ok<text:note text:id="ftn0" text:note-class="footnote"><text:note-citation>1</text:note-citation><text:note-body><text:p text:style-name="Footnote"><text:reference-mark-start text:name="ZOTERO_ITEM CSL_CITATION {&quot;citationID&quot;:&quot;cd4880Jg&quot;,&quot;properties&quot;:{&quot;formattedCitation&quot;:&quot;J. A. Hackett, {\\i{}A Basic Introduction to Biblical Hebrew, with CD} (Peabody, MA: Hendrickson, 2010), 56.&quot;,&quot;plainCitation&quot;:&quot;J. A. Hackett, A Basic Introduction to Biblical Hebrew, with CD (Peabody, MA: Hendrickson, 2010), 56.&quot;,&quot;noteIndex&quot;:1},&quot;citationItems&quot;:[{&quot;id&quot;:142,&quot;uris&quot;:[&quot;http://zotero.org/users/4857872/items/A2CBPYNY&quot;],&quot;uri&quot;:[&quot;http://zotero.org/users/4857872/items/A2CBPYNY&quot;],&quot;itemData&quot;:{&quot;id&quot;:142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author&quot;:[{&quot;family&quot;:&quot;Hackett&quot;,&quot;given&quot;:&quot;J. A.&quot;}],&quot;issued&quot;:{&quot;date-parts&quot;:[[&quot;2010&quot;]]}},&quot;locator&quot;:&quot;56&quot;,&quot;label&quot;:&quot;page&quot;}],&quot;schema&quot;:&quot;https://github.com/citation-style-language/schema/raw/master/csl-citation.json&quot;} RNDWM8KImdRCW"/><text:span text:style-name="T3">J. A. Hackett, </text:span><text:span text:style-name="T4">A Basic Introduction to Biblical Hebrew, with CD</text:span><text:span text:style-name="T3"> (Peabody, MA: Hendrickson, 2010), 56.</text:span><text:reference-mark-end text:name="ZOTERO_ITEM CSL_CITATION {&quot;citationID&quot;:&quot;cd4880Jg&quot;,&quot;properties&quot;:{&quot;formattedCitation&quot;:&quot;J. A. Hackett, {\\i{}A Basic Introduction to Biblical Hebrew, with CD} (Peabody, MA: Hendrickson, 2010), 56.&quot;,&quot;plainCitation&quot;:&quot;J. A. Hackett, A Basic Introduction to Biblical Hebrew, with CD (Peabody, MA: Hendrickson, 2010), 56.&quot;,&quot;noteIndex&quot;:1},&quot;citationItems&quot;:[{&quot;id&quot;:142,&quot;uris&quot;:[&quot;http://zotero.org/users/4857872/items/A2CBPYNY&quot;],&quot;uri&quot;:[&quot;http://zotero.org/users/4857872/items/A2CBPYNY&quot;],&quot;itemData&quot;:{&quot;id&quot;:142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author&quot;:[{&quot;family&quot;:&quot;Hackett&quot;,&quot;given&quot;:&quot;J. A.&quot;}],&quot;issued&quot;:{&quot;date-parts&quot;:[[&quot;2010&quot;]]}},&quot;locator&quot;:&quot;56&quot;,&quot;label&quot;:&quot;page&quot;}],&quot;schema&quot;:&quot;https://github.com/citation-style-language/schema/raw/master/csl-citation.json&quot;} RNDWM8KImdRCW"/></text:p></text:note-body></text:note> <text:note text:id="ftn1" text:note-class="footnote"><text:note-citation>2</text:note-citation><text:note-body><text:p text:style-name="Footnote"><text:reference-mark-start text:name="ZOTERO_ITEM CSL_CITATION {&quot;citationID&quot;:&quot;jvzgy63J&quot;,&quot;properties&quot;:{&quot;formattedCitation&quot;:&quot;Hackett, {\\i{}Basic Introduction}, 41.&quot;,&quot;plainCitation&quot;:&quot;Hackett, Basic Introduction, 41.&quot;,&quot;noteIndex&quot;:2},&quot;citationItems&quot;:[{&quot;id&quot;:142,&quot;uris&quot;:[&quot;http://zotero.org/users/4857872/items/A2CBPYNY&quot;],&quot;uri&quot;:[&quot;http://zotero.org/users/4857872/items/A2CBPYNY&quot;],&quot;itemData&quot;:{&quot;id&quot;:142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author&quot;:[{&quot;family&quot;:&quot;Hackett&quot;,&quot;given&quot;:&quot;J. A.&quot;}],&quot;issued&quot;:{&quot;date-parts&quot;:[[&quot;2010&quot;]]}},&quot;locator&quot;:&quot;41&quot;,&quot;label&quot;:&quot;page&quot;}],&quot;schema&quot;:&quot;https://github.com/citation-style-language/schema/raw/master/csl-citation.json&quot;} RNDCGiKZwdKf7"/><text:span text:style-name="T3">Hackett, </text:span><text:span text:style-name="T4">Basic Introduction</text:span><text:span text:style-name="T3">, 41.</text:span><text:reference-mark-end text:name="ZOTERO_ITEM CSL_CITATION {&quot;citationID&quot;:&quot;jvzgy63J&quot;,&quot;properties&quot;:{&quot;formattedCitation&quot;:&quot;Hackett, {\\i{}Basic Introduction}, 41.&quot;,&quot;plainCitation&quot;:&quot;Hackett, Basic Introduction, 41.&quot;,&quot;noteIndex&quot;:2},&quot;citationItems&quot;:[{&quot;id&quot;:142,&quot;uris&quot;:[&quot;http://zotero.org/users/4857872/items/A2CBPYNY&quot;],&quot;uri&quot;:[&quot;http://zotero.org/users/4857872/items/A2CBPYNY&quot;],&quot;itemData&quot;:{&quot;id&quot;:142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author&quot;:[{&quot;family&quot;:&quot;Hackett&quot;,&quot;given&quot;:&quot;J. A.&quot;}],&quot;issued&quot;:{&quot;date-parts&quot;:[[&quot;2010&quot;]]}},&quot;locator&quot;:&quot;41&quot;,&quot;label&quot;:&quot;page&quot;}],&quot;schema&quot;:&quot;https://github.com/citation-style-language/schema/raw/master/csl-citation.json&quot;} RNDCGiKZwdKf7"/></text:p></text:note-body></text:note></text:p>
      <text:p text:style-name="P2"/>
      <text:p text:style-name="P2">Edited Book<text:note text:id="ftn2" text:note-class="footnote"><text:note-citation>3</text:note-citation><text:note-body><text:p text:style-name="Footnote"><text:reference-mark-start text:name="ZOTERO_ITEM CSL_CITATION {&quot;citationID&quot;:&quot;9DOsxZrK&quot;,&quot;properties&quot;:{&quot;formattedCitation&quot;:&quot;Rowland Ward, ed., {\\i{}The Westminster Confession and Catechisms in Modern English} (Wantirna: New Melbourne Press, 2000), 40.&quot;,&quot;plainCitation&quot;:&quot;Rowland Ward, ed., The Westminster Confession and Catechisms in Modern English (Wantirna: New Melbourne Press, 2000), 40.&quot;,&quot;noteIndex&quot;:3},&quot;citationItems&quot;:[{&quot;id&quot;:134,&quot;uris&quot;:[&quot;http://zotero.org/users/4857872/items/SD9AK5HB&quot;],&quot;uri&quot;:[&quot;http://zotero.org/users/4857872/items/SD9AK5HB&quot;],&quot;itemData&quot;:{&quot;id&quot;:134,&quot;type&quot;:&quot;book&quot;,&quot;event-place&quot;:&quot;Wantirna&quot;,&quot;language&quot;:&quot;en-US&quot;,&quot;publisher&quot;:&quot;New Melbourne Press&quot;,&quot;publisher-place&quot;:&quot;Wantirna&quot;,&quot;title&quot;:&quot;The Westminster Confession and Catechisms in Modern English&quot;,&quot;title-short&quot;:&quot;Westminster Confession&quot;,&quot;editor&quot;:[{&quot;family&quot;:&quot;Ward&quot;,&quot;given&quot;:&quot;Rowland&quot;}],&quot;issued&quot;:{&quot;date-parts&quot;:[[&quot;2000&quot;]]}},&quot;locator&quot;:&quot;40&quot;,&quot;label&quot;:&quot;page&quot;}],&quot;schema&quot;:&quot;https://github.com/citation-style-language/schema/raw/master/csl-citation.json&quot;} RNDvOatcivvGZ"/><text:span text:style-name="T3">Rowland Ward, ed., </text:span><text:span text:style-name="T4">The Westminster Confession and Catechisms in Modern English</text:span><text:span text:style-name="T3"> (Wantirna: New Melbourne Press, 2000), 40.</text:span><text:reference-mark-end text:name="ZOTERO_ITEM CSL_CITATION {&quot;citationID&quot;:&quot;9DOsxZrK&quot;,&quot;properties&quot;:{&quot;formattedCitation&quot;:&quot;Rowland Ward, ed., {\\i{}The Westminster Confession and Catechisms in Modern English} (Wantirna: New Melbourne Press, 2000), 40.&quot;,&quot;plainCitation&quot;:&quot;Rowland Ward, ed., The Westminster Confession and Catechisms in Modern English (Wantirna: New Melbourne Press, 2000), 40.&quot;,&quot;noteIndex&quot;:3},&quot;citationItems&quot;:[{&quot;id&quot;:134,&quot;uris&quot;:[&quot;http://zotero.org/users/4857872/items/SD9AK5HB&quot;],&quot;uri&quot;:[&quot;http://zotero.org/users/4857872/items/SD9AK5HB&quot;],&quot;itemData&quot;:{&quot;id&quot;:134,&quot;type&quot;:&quot;book&quot;,&quot;event-place&quot;:&quot;Wantirna&quot;,&quot;language&quot;:&quot;en-US&quot;,&quot;publisher&quot;:&quot;New Melbourne Press&quot;,&quot;publisher-place&quot;:&quot;Wantirna&quot;,&quot;title&quot;:&quot;The Westminster Confession and Catechisms in Modern English&quot;,&quot;title-short&quot;:&quot;Westminster Confession&quot;,&quot;editor&quot;:[{&quot;family&quot;:&quot;Ward&quot;,&quot;given&quot;:&quot;Rowland&quot;}],&quot;issued&quot;:{&quot;date-parts&quot;:[[&quot;2000&quot;]]}},&quot;locator&quot;:&quot;40&quot;,&quot;label&quot;:&quot;page&quot;}],&quot;schema&quot;:&quot;https://github.com/citation-style-language/schema/raw/master/csl-citation.json&quot;} RNDvOatcivvGZ"/></text:p></text:note-body></text:note> <text:note text:id="ftn3" text:note-class="footnote"><text:note-citation>4</text:note-citation><text:note-body><text:p text:style-name="Footnote"><text:reference-mark-start text:name="ZOTERO_ITEM CSL_CITATION {&quot;citationID&quot;:&quot;uRIjeGUb&quot;,&quot;properties&quot;:{&quot;formattedCitation&quot;:&quot;Ward, {\\i{}Westminster Confession}, 39.&quot;,&quot;plainCitation&quot;:&quot;Ward, Westminster Confession, 39.&quot;,&quot;noteIndex&quot;:4},&quot;citationItems&quot;:[{&quot;id&quot;:134,&quot;uris&quot;:[&quot;http://zotero.org/users/4857872/items/SD9AK5HB&quot;],&quot;uri&quot;:[&quot;http://zotero.org/users/4857872/items/SD9AK5HB&quot;],&quot;itemData&quot;:{&quot;id&quot;:134,&quot;type&quot;:&quot;book&quot;,&quot;event-place&quot;:&quot;Wantirna&quot;,&quot;language&quot;:&quot;en-US&quot;,&quot;publisher&quot;:&quot;New Melbourne Press&quot;,&quot;publisher-place&quot;:&quot;Wantirna&quot;,&quot;title&quot;:&quot;The Westminster Confession and Catechisms in Modern English&quot;,&quot;title-short&quot;:&quot;Westminster Confession&quot;,&quot;editor&quot;:[{&quot;family&quot;:&quot;Ward&quot;,&quot;given&quot;:&quot;Rowland&quot;}],&quot;issued&quot;:{&quot;date-parts&quot;:[[&quot;2000&quot;]]}},&quot;locator&quot;:&quot;39&quot;,&quot;label&quot;:&quot;page&quot;}],&quot;schema&quot;:&quot;https://github.com/citation-style-language/schema/raw/master/csl-citation.json&quot;} RNDYdgCAO2Au2"/><text:span text:style-name="T3">Ward, </text:span><text:span text:style-name="T4">Westminster Confession</text:span><text:span text:style-name="T3">, 39.</text:span><text:reference-mark-end text:name="ZOTERO_ITEM CSL_CITATION {&quot;citationID&quot;:&quot;uRIjeGUb&quot;,&quot;properties&quot;:{&quot;formattedCitation&quot;:&quot;Ward, {\\i{}Westminster Confession}, 39.&quot;,&quot;plainCitation&quot;:&quot;Ward, Westminster Confession, 39.&quot;,&quot;noteIndex&quot;:4},&quot;citationItems&quot;:[{&quot;id&quot;:134,&quot;uris&quot;:[&quot;http://zotero.org/users/4857872/items/SD9AK5HB&quot;],&quot;uri&quot;:[&quot;http://zotero.org/users/4857872/items/SD9AK5HB&quot;],&quot;itemData&quot;:{&quot;id&quot;:134,&quot;type&quot;:&quot;book&quot;,&quot;event-place&quot;:&quot;Wantirna&quot;,&quot;language&quot;:&quot;en-US&quot;,&quot;publisher&quot;:&quot;New Melbourne Press&quot;,&quot;publisher-place&quot;:&quot;Wantirna&quot;,&quot;title&quot;:&quot;The Westminster Confession and Catechisms in Modern English&quot;,&quot;title-short&quot;:&quot;Westminster Confession&quot;,&quot;editor&quot;:[{&quot;family&quot;:&quot;Ward&quot;,&quot;given&quot;:&quot;Rowland&quot;}],&quot;issued&quot;:{&quot;date-parts&quot;:[[&quot;2000&quot;]]}},&quot;locator&quot;:&quot;39&quot;,&quot;label&quot;:&quot;page&quot;}],&quot;schema&quot;:&quot;https://github.com/citation-style-language/schema/raw/master/csl-citation.json&quot;} RNDYdgCAO2Au2"/></text:p></text:note-body></text:note></text:p>
      <text:p text:style-name="P2"/>
      <text:p text:style-name="P2"><text:span text:style-name="T5">Book with 2–3 authors (or editors)</text:span><text:span text:style-name="T5"><text:note text:id="ftn4" text:note-class="footnote"><text:note-citation>5</text:note-citation><text:note-body><text:p text:style-name="Footnote"><text:reference-mark-start text:name="ZOTERO_ITEM CSL_CITATION {&quot;citationID&quot;:&quot;YUqN818j&quot;,&quot;properties&quot;:{&quot;formattedCitation&quot;:&quot;B.P. Kittel, V. Hoffer, and R.A. Wright, {\\i{}Biblical Hebrew: A Text and Workbook} (New Haven: Yale University Press, 1989), 22.&quot;,&quot;plainCitation&quot;:&quot;B.P. Kittel, V. Hoffer, and R.A. Wright, Biblical Hebrew: A Text and Workbook (New Haven: Yale University Press, 1989), 22.&quot;,&quot;noteIndex&quot;:5},&quot;citationItems&quot;:[{&quot;id&quot;:139,&quot;uris&quot;:[&quot;http://zotero.org/users/4857872/items/9NVRZVIX&quot;],&quot;uri&quot;:[&quot;http://zotero.org/users/4857872/items/9NVRZVIX&quot;],&quot;itemData&quot;:{&quot;id&quot;:139,&quot;type&quot;:&quot;book&quot;,&quot;event-place&quot;:&quot;New Haven&quot;,&quot;language&quot;:&quot;en-US&quot;,&quot;publisher&quot;:&quot;Yale University Press&quot;,&quot;publisher-place&quot;:&quot;New Haven&quot;,&quot;title&quot;:&quot;Biblical Hebrew: A Text and Workbook&quot;,&quot;title-short&quot;:&quot;Biblical Hebrew&quot;,&quot;author&quot;:[{&quot;family&quot;:&quot;Kittel&quot;,&quot;given&quot;:&quot;B.P.&quot;},{&quot;family&quot;:&quot;Hoffer&quot;,&quot;given&quot;:&quot;V.&quot;},{&quot;family&quot;:&quot;Wright&quot;,&quot;given&quot;:&quot;R.A.&quot;}],&quot;issued&quot;:{&quot;date-parts&quot;:[[&quot;1989&quot;]]}},&quot;locator&quot;:&quot;22&quot;,&quot;label&quot;:&quot;page&quot;}],&quot;schema&quot;:&quot;https://github.com/citation-style-language/schema/raw/master/csl-citation.json&quot;} RNDXKcoOROboE"/><text:span text:style-name="T3">B.P. Kittel, V. Hoffer, and R.A. Wright, </text:span><text:span text:style-name="T4">Biblical Hebrew: A Text and Workbook</text:span><text:span text:style-name="T3"> (New Haven: Yale University Press, 1989), 22.</text:span><text:reference-mark-end text:name="ZOTERO_ITEM CSL_CITATION {&quot;citationID&quot;:&quot;YUqN818j&quot;,&quot;properties&quot;:{&quot;formattedCitation&quot;:&quot;B.P. Kittel, V. Hoffer, and R.A. Wright, {\\i{}Biblical Hebrew: A Text and Workbook} (New Haven: Yale University Press, 1989), 22.&quot;,&quot;plainCitation&quot;:&quot;B.P. Kittel, V. Hoffer, and R.A. Wright, Biblical Hebrew: A Text and Workbook (New Haven: Yale University Press, 1989), 22.&quot;,&quot;noteIndex&quot;:5},&quot;citationItems&quot;:[{&quot;id&quot;:139,&quot;uris&quot;:[&quot;http://zotero.org/users/4857872/items/9NVRZVIX&quot;],&quot;uri&quot;:[&quot;http://zotero.org/users/4857872/items/9NVRZVIX&quot;],&quot;itemData&quot;:{&quot;id&quot;:139,&quot;type&quot;:&quot;book&quot;,&quot;event-place&quot;:&quot;New Haven&quot;,&quot;language&quot;:&quot;en-US&quot;,&quot;publisher&quot;:&quot;Yale University Press&quot;,&quot;publisher-place&quot;:&quot;New Haven&quot;,&quot;title&quot;:&quot;Biblical Hebrew: A Text and Workbook&quot;,&quot;title-short&quot;:&quot;Biblical Hebrew&quot;,&quot;author&quot;:[{&quot;family&quot;:&quot;Kittel&quot;,&quot;given&quot;:&quot;B.P.&quot;},{&quot;family&quot;:&quot;Hoffer&quot;,&quot;given&quot;:&quot;V.&quot;},{&quot;family&quot;:&quot;Wright&quot;,&quot;given&quot;:&quot;R.A.&quot;}],&quot;issued&quot;:{&quot;date-parts&quot;:[[&quot;1989&quot;]]}},&quot;locator&quot;:&quot;22&quot;,&quot;label&quot;:&quot;page&quot;}],&quot;schema&quot;:&quot;https://github.com/citation-style-language/schema/raw/master/csl-citation.json&quot;} RNDXKcoOROboE"/></text:p></text:note-body></text:note></text:span><text:span text:style-name="T5"> </text:span><text:span text:style-name="T5"><text:note text:id="ftn5" text:note-class="footnote"><text:note-citation>6</text:note-citation><text:note-body><text:p text:style-name="Footnote"><text:reference-mark-start text:name="ZOTERO_ITEM CSL_CITATION {&quot;citationID&quot;:&quot;QwiRj8d7&quot;,&quot;properties&quot;:{&quot;formattedCitation&quot;:&quot;Kittel, Hoffer, and Wright, {\\i{}Biblical Hebrew}, 12.&quot;,&quot;plainCitation&quot;:&quot;Kittel, Hoffer, and Wright, Biblical Hebrew, 12.&quot;,&quot;noteIndex&quot;:6},&quot;citationItems&quot;:[{&quot;id&quot;:139,&quot;uris&quot;:[&quot;http://zotero.org/users/4857872/items/9NVRZVIX&quot;],&quot;uri&quot;:[&quot;http://zotero.org/users/4857872/items/9NVRZVIX&quot;],&quot;itemData&quot;:{&quot;id&quot;:139,&quot;type&quot;:&quot;book&quot;,&quot;event-place&quot;:&quot;New Haven&quot;,&quot;language&quot;:&quot;en-US&quot;,&quot;publisher&quot;:&quot;Yale University Press&quot;,&quot;publisher-place&quot;:&quot;New Haven&quot;,&quot;title&quot;:&quot;Biblical Hebrew: A Text and Workbook&quot;,&quot;title-short&quot;:&quot;Biblical Hebrew&quot;,&quot;author&quot;:[{&quot;family&quot;:&quot;Kittel&quot;,&quot;given&quot;:&quot;B.P.&quot;},{&quot;family&quot;:&quot;Hoffer&quot;,&quot;given&quot;:&quot;V.&quot;},{&quot;family&quot;:&quot;Wright&quot;,&quot;given&quot;:&quot;R.A.&quot;}],&quot;issued&quot;:{&quot;date-parts&quot;:[[&quot;1989&quot;]]}},&quot;locator&quot;:&quot;12&quot;,&quot;label&quot;:&quot;page&quot;}],&quot;schema&quot;:&quot;https://github.com/citation-style-language/schema/raw/master/csl-citation.json&quot;} RNDBiqTINxEtk"/><text:span text:style-name="T3">Kittel, Hoffer, and Wright, </text:span><text:span text:style-name="T4">Biblical Hebrew</text:span><text:span text:style-name="T3">, 12.</text:span><text:reference-mark-end text:name="ZOTERO_ITEM CSL_CITATION {&quot;citationID&quot;:&quot;QwiRj8d7&quot;,&quot;properties&quot;:{&quot;formattedCitation&quot;:&quot;Kittel, Hoffer, and Wright, {\\i{}Biblical Hebrew}, 12.&quot;,&quot;plainCitation&quot;:&quot;Kittel, Hoffer, and Wright, Biblical Hebrew, 12.&quot;,&quot;noteIndex&quot;:6},&quot;citationItems&quot;:[{&quot;id&quot;:139,&quot;uris&quot;:[&quot;http://zotero.org/users/4857872/items/9NVRZVIX&quot;],&quot;uri&quot;:[&quot;http://zotero.org/users/4857872/items/9NVRZVIX&quot;],&quot;itemData&quot;:{&quot;id&quot;:139,&quot;type&quot;:&quot;book&quot;,&quot;event-place&quot;:&quot;New Haven&quot;,&quot;language&quot;:&quot;en-US&quot;,&quot;publisher&quot;:&quot;Yale University Press&quot;,&quot;publisher-place&quot;:&quot;New Haven&quot;,&quot;title&quot;:&quot;Biblical Hebrew: A Text and Workbook&quot;,&quot;title-short&quot;:&quot;Biblical Hebrew&quot;,&quot;author&quot;:[{&quot;family&quot;:&quot;Kittel&quot;,&quot;given&quot;:&quot;B.P.&quot;},{&quot;family&quot;:&quot;Hoffer&quot;,&quot;given&quot;:&quot;V.&quot;},{&quot;family&quot;:&quot;Wright&quot;,&quot;given&quot;:&quot;R.A.&quot;}],&quot;issued&quot;:{&quot;date-parts&quot;:[[&quot;1989&quot;]]}},&quot;locator&quot;:&quot;12&quot;,&quot;label&quot;:&quot;page&quot;}],&quot;schema&quot;:&quot;https://github.com/citation-style-language/schema/raw/master/csl-citation.json&quot;} RNDBiqTINxEtk"/></text:p></text:note-body></text:note></text:span></text:p>
      <text:p text:style-name="Standard"/>
      <text:p text:style-name="P2"><text:span text:style-name="T5">Book with more than three authors (or editors)</text:span><text:span text:style-name="T5"><text:note text:id="ftn6" text:note-class="footnote"><text:note-citation>7</text:note-citation><text:note-body><text:p text:style-name="Footnote"><text:reference-mark-start text:name="ZOTERO_ITEM CSL_CITATION {&quot;citationID&quot;:&quot;wXC6Cza0&quot;,&quot;properties&quot;:{&quot;formattedCitation&quot;:&quot;Bob Becking et al., {\\i{}From Babylon to Eternity: The Exile Remembered and Constructed in Text and Tradition}, BibleWorld (London: Equinox, 2009), 2.&quot;,&quot;plainCitation&quot;:&quot;Bob Becking et al., From Babylon to Eternity: The Exile Remembered and Constructed in Text and Tradition, BibleWorld (London: Equinox, 2009), 2.&quot;,&quot;noteIndex&quot;:7},&quot;citationItems&quot;:[{&quot;id&quot;:152,&quot;uris&quot;:[&quot;http://zotero.org/users/4857872/items/HIZR9ZHF&quot;],&quot;uri&quot;:[&quot;http://zotero.org/users/4857872/items/HIZR9ZHF&quot;],&quot;itemData&quot;:{&quot;id&quot;:152,&quot;type&quot;:&quot;book&quot;,&quot;collection-title&quot;:&quot;BibleWorld&quot;,&quot;event-place&quot;:&quot;London&quot;,&quot;language&quot;:&quot;en-US&quot;,&quot;publisher&quot;:&quot;Equinox&quot;,&quot;publisher-place&quot;:&quot;London&quot;,&quot;title&quot;:&quot;From Babylon to Eternity: The Exile Remembered and Constructed in Text and Tradition&quot;,&quot;title-short&quot;:&quot;From Babylon to Eternity&quot;,&quot;author&quot;:[{&quot;family&quot;:&quot;Becking&quot;,&quot;given&quot;:&quot;Bob&quot;},{&quot;family&quot;:&quot;Cannegieter&quot;,&quot;given&quot;:&quot;Alex&quot;},{&quot;family&quot;:&quot;Poll&quot;,&quot;given&quot;:&quot;Wilfred&quot;,&quot;non-dropping-particle&quot;:&quot;van de&quot;},{&quot;family&quot;:&quot;Wetter&quot;,&quot;given&quot;:&quot;Anne-Mareike&quot;}],&quot;issued&quot;:{&quot;date-parts&quot;:[[&quot;2009&quot;]]}},&quot;locator&quot;:&quot;2&quot;,&quot;label&quot;:&quot;page&quot;}],&quot;schema&quot;:&quot;https://github.com/citation-style-language/schema/raw/master/csl-citation.json&quot;} RNDRwuTkHiLrg"/><text:span text:style-name="T3">Bob Becking et al., </text:span><text:span text:style-name="T4">From Babylon to Eternity: The Exile Remembered and Constructed in Text and Tradition</text:span><text:span text:style-name="T3">, BibleWorld (London: Equinox, 2009), 2.</text:span><text:reference-mark-end text:name="ZOTERO_ITEM CSL_CITATION {&quot;citationID&quot;:&quot;wXC6Cza0&quot;,&quot;properties&quot;:{&quot;formattedCitation&quot;:&quot;Bob Becking et al., {\\i{}From Babylon to Eternity: The Exile Remembered and Constructed in Text and Tradition}, BibleWorld (London: Equinox, 2009), 2.&quot;,&quot;plainCitation&quot;:&quot;Bob Becking et al., From Babylon to Eternity: The Exile Remembered and Constructed in Text and Tradition, BibleWorld (London: Equinox, 2009), 2.&quot;,&quot;noteIndex&quot;:7},&quot;citationItems&quot;:[{&quot;id&quot;:152,&quot;uris&quot;:[&quot;http://zotero.org/users/4857872/items/HIZR9ZHF&quot;],&quot;uri&quot;:[&quot;http://zotero.org/users/4857872/items/HIZR9ZHF&quot;],&quot;itemData&quot;:{&quot;id&quot;:152,&quot;type&quot;:&quot;book&quot;,&quot;collection-title&quot;:&quot;BibleWorld&quot;,&quot;event-place&quot;:&quot;London&quot;,&quot;language&quot;:&quot;en-US&quot;,&quot;publisher&quot;:&quot;Equinox&quot;,&quot;publisher-place&quot;:&quot;London&quot;,&quot;title&quot;:&quot;From Babylon to Eternity: The Exile Remembered and Constructed in Text and Tradition&quot;,&quot;title-short&quot;:&quot;From Babylon to Eternity&quot;,&quot;author&quot;:[{&quot;family&quot;:&quot;Becking&quot;,&quot;given&quot;:&quot;Bob&quot;},{&quot;family&quot;:&quot;Cannegieter&quot;,&quot;given&quot;:&quot;Alex&quot;},{&quot;family&quot;:&quot;Poll&quot;,&quot;given&quot;:&quot;Wilfred&quot;,&quot;non-dropping-particle&quot;:&quot;van de&quot;},{&quot;family&quot;:&quot;Wetter&quot;,&quot;given&quot;:&quot;Anne-Mareike&quot;}],&quot;issued&quot;:{&quot;date-parts&quot;:[[&quot;2009&quot;]]}},&quot;locator&quot;:&quot;2&quot;,&quot;label&quot;:&quot;page&quot;}],&quot;schema&quot;:&quot;https://github.com/citation-style-language/schema/raw/master/csl-citation.json&quot;} RNDRwuTkHiLrg"/></text:p></text:note-body></text:note></text:span><text:span text:style-name="T5"> </text:span><text:span text:style-name="T5"><text:note text:id="ftn7" text:note-class="footnote"><text:note-citation>8</text:note-citation><text:note-body><text:p text:style-name="Footnote"><text:reference-mark-start text:name="ZOTERO_ITEM CSL_CITATION {&quot;citationID&quot;:&quot;jtSbgvwK&quot;,&quot;properties&quot;:{&quot;formattedCitation&quot;:&quot;Becking et al., {\\i{}From Babylon to Eternity}, 3.&quot;,&quot;plainCitation&quot;:&quot;Becking et al., From Babylon to Eternity, 3.&quot;,&quot;noteIndex&quot;:8},&quot;citationItems&quot;:[{&quot;id&quot;:152,&quot;uris&quot;:[&quot;http://zotero.org/users/4857872/items/HIZR9ZHF&quot;],&quot;uri&quot;:[&quot;http://zotero.org/users/4857872/items/HIZR9ZHF&quot;],&quot;itemData&quot;:{&quot;id&quot;:152,&quot;type&quot;:&quot;book&quot;,&quot;collection-title&quot;:&quot;BibleWorld&quot;,&quot;event-place&quot;:&quot;London&quot;,&quot;language&quot;:&quot;en-US&quot;,&quot;publisher&quot;:&quot;Equinox&quot;,&quot;publisher-place&quot;:&quot;London&quot;,&quot;title&quot;:&quot;From Babylon to Eternity: The Exile Remembered and Constructed in Text and Tradition&quot;,&quot;title-short&quot;:&quot;From Babylon to Eternity&quot;,&quot;author&quot;:[{&quot;family&quot;:&quot;Becking&quot;,&quot;given&quot;:&quot;Bob&quot;},{&quot;family&quot;:&quot;Cannegieter&quot;,&quot;given&quot;:&quot;Alex&quot;},{&quot;family&quot;:&quot;Poll&quot;,&quot;given&quot;:&quot;Wilfred&quot;,&quot;non-dropping-particle&quot;:&quot;van de&quot;},{&quot;family&quot;:&quot;Wetter&quot;,&quot;given&quot;:&quot;Anne-Mareike&quot;}],&quot;issued&quot;:{&quot;date-parts&quot;:[[&quot;2009&quot;]]}},&quot;locator&quot;:&quot;3&quot;,&quot;label&quot;:&quot;page&quot;}],&quot;schema&quot;:&quot;https://github.com/citation-style-language/schema/raw/master/csl-citation.json&quot;} RNDlHM4RIMv0t"/><text:span text:style-name="T3">Becking et al., </text:span><text:span text:style-name="T4">From Babylon to Eternity</text:span><text:span text:style-name="T3">, 3.</text:span><text:reference-mark-end text:name="ZOTERO_ITEM CSL_CITATION {&quot;citationID&quot;:&quot;jtSbgvwK&quot;,&quot;properties&quot;:{&quot;formattedCitation&quot;:&quot;Becking et al., {\\i{}From Babylon to Eternity}, 3.&quot;,&quot;plainCitation&quot;:&quot;Becking et al., From Babylon to Eternity, 3.&quot;,&quot;noteIndex&quot;:8},&quot;citationItems&quot;:[{&quot;id&quot;:152,&quot;uris&quot;:[&quot;http://zotero.org/users/4857872/items/HIZR9ZHF&quot;],&quot;uri&quot;:[&quot;http://zotero.org/users/4857872/items/HIZR9ZHF&quot;],&quot;itemData&quot;:{&quot;id&quot;:152,&quot;type&quot;:&quot;book&quot;,&quot;collection-title&quot;:&quot;BibleWorld&quot;,&quot;event-place&quot;:&quot;London&quot;,&quot;language&quot;:&quot;en-US&quot;,&quot;publisher&quot;:&quot;Equinox&quot;,&quot;publisher-place&quot;:&quot;London&quot;,&quot;title&quot;:&quot;From Babylon to Eternity: The Exile Remembered and Constructed in Text and Tradition&quot;,&quot;title-short&quot;:&quot;From Babylon to Eternity&quot;,&quot;author&quot;:[{&quot;family&quot;:&quot;Becking&quot;,&quot;given&quot;:&quot;Bob&quot;},{&quot;family&quot;:&quot;Cannegieter&quot;,&quot;given&quot;:&quot;Alex&quot;},{&quot;family&quot;:&quot;Poll&quot;,&quot;given&quot;:&quot;Wilfred&quot;,&quot;non-dropping-particle&quot;:&quot;van de&quot;},{&quot;family&quot;:&quot;Wetter&quot;,&quot;given&quot;:&quot;Anne-Mareike&quot;}],&quot;issued&quot;:{&quot;date-parts&quot;:[[&quot;2009&quot;]]}},&quot;locator&quot;:&quot;3&quot;,&quot;label&quot;:&quot;page&quot;}],&quot;schema&quot;:&quot;https://github.com/citation-style-language/schema/raw/master/csl-citation.json&quot;} RNDlHM4RIMv0t"/></text:p></text:note-body></text:note></text:span></text:p>
      <text:p text:style-name="Standard"/>
      <text:p text:style-name="P2"><text:span text:style-name="T5">Classical or ancient text (whole volume)</text:span><text:span text:style-name="T5"><text:note text:id="ftn8" text:note-class="footnote"><text:note-citation>9</text:note-citation><text:note-body><text:p text:style-name="Footnote"><text:reference-mark-start text:name="ZOTERO_ITEM CSL_CITATION {&quot;citationID&quot;:&quot;a2dbwJ9m&quot;,&quot;properties&quot;:{&quot;formattedCitation&quot;:&quot;Thomas Aquinas, {\\i{}Summa Theologiae: Latin Text and English Translation, Introductions, Notes, Appendices and Glossaries. Vol. 10: Cosmogony (1a. 65\\uc0\\u8211{}74)}, ed. William A. Wallace (London: Blackfriars, 1964), 27\\uc0\\u8211{}31.&quot;,&quot;plainCitation&quot;:&quot;Thomas Aquinas, Summa Theologiae: Latin Text and English Translation, Introductions, Notes, Appendices and Glossaries. Vol. 10: Cosmogony (1a. 65–74), ed. William A. Wallace (London: Blackfriars, 1964), 27–31.&quot;,&quot;noteIndex&quot;:9},&quot;citationItems&quot;:[{&quot;id&quot;:148,&quot;uris&quot;:[&quot;http://zotero.org/users/4857872/items/MX4SSFSC&quot;],&quot;uri&quot;:[&quot;http://zotero.org/users/4857872/items/MX4SSFSC&quot;],&quot;itemData&quot;:{&quot;id&quot;:148,&quot;type&quot;:&quot;book&quot;,&quot;event-place&quot;:&quot;London&quot;,&quot;language&quot;:&quot;en-US&quot;,&quot;number-of-volumes&quot;:&quot;60&quot;,&quot;publisher&quot;:&quot;Blackfriars&quot;,&quot;publisher-place&quot;:&quot;London&quot;,&quot;title&quot;:&quot;Summa Theologiae: Latin Text and English Translation, Introductions, Notes, Appendices and Glossaries. Vol. 10: Cosmogony (1a. 65–74)&quot;,&quot;title-short&quot;:&quot;Summa Theologiae&quot;,&quot;author&quot;:[{&quot;family&quot;:&quot;Aquinas&quot;,&quot;given&quot;:&quot;Thomas&quot;}],&quot;editor&quot;:[{&quot;family&quot;:&quot;Wallace&quot;,&quot;given&quot;:&quot;William A.&quot;}],&quot;issued&quot;:{&quot;date-parts&quot;:[[&quot;1964&quot;]]}},&quot;locator&quot;:&quot;27-31&quot;,&quot;label&quot;:&quot;page&quot;}],&quot;schema&quot;:&quot;https://github.com/citation-style-language/schema/raw/master/csl-citation.json&quot;} RNDuz7OBihqbx"/><text:span text:style-name="T3">Thomas Aquinas, </text:span><text:span text:style-name="T4">Summa Theologiae: Latin Text and English Translation, Introductions, Notes, Appendices and Glossaries. Vol. 10: Cosmogony (1a. 65–74)</text:span><text:span text:style-name="T3">, ed. William A. Wallace (London: Blackfriars, 1964), 27–31.</text:span><text:reference-mark-end text:name="ZOTERO_ITEM CSL_CITATION {&quot;citationID&quot;:&quot;a2dbwJ9m&quot;,&quot;properties&quot;:{&quot;formattedCitation&quot;:&quot;Thomas Aquinas, {\\i{}Summa Theologiae: Latin Text and English Translation, Introductions, Notes, Appendices and Glossaries. Vol. 10: Cosmogony (1a. 65\\uc0\\u8211{}74)}, ed. William A. Wallace (London: Blackfriars, 1964), 27\\uc0\\u8211{}31.&quot;,&quot;plainCitation&quot;:&quot;Thomas Aquinas, Summa Theologiae: Latin Text and English Translation, Introductions, Notes, Appendices and Glossaries. Vol. 10: Cosmogony (1a. 65–74), ed. William A. Wallace (London: Blackfriars, 1964), 27–31.&quot;,&quot;noteIndex&quot;:9},&quot;citationItems&quot;:[{&quot;id&quot;:148,&quot;uris&quot;:[&quot;http://zotero.org/users/4857872/items/MX4SSFSC&quot;],&quot;uri&quot;:[&quot;http://zotero.org/users/4857872/items/MX4SSFSC&quot;],&quot;itemData&quot;:{&quot;id&quot;:148,&quot;type&quot;:&quot;book&quot;,&quot;event-place&quot;:&quot;London&quot;,&quot;language&quot;:&quot;en-US&quot;,&quot;number-of-volumes&quot;:&quot;60&quot;,&quot;publisher&quot;:&quot;Blackfriars&quot;,&quot;publisher-place&quot;:&quot;London&quot;,&quot;title&quot;:&quot;Summa Theologiae: Latin Text and English Translation, Introductions, Notes, Appendices and Glossaries. Vol. 10: Cosmogony (1a. 65–74)&quot;,&quot;title-short&quot;:&quot;Summa Theologiae&quot;,&quot;author&quot;:[{&quot;family&quot;:&quot;Aquinas&quot;,&quot;given&quot;:&quot;Thomas&quot;}],&quot;editor&quot;:[{&quot;family&quot;:&quot;Wallace&quot;,&quot;given&quot;:&quot;William A.&quot;}],&quot;issued&quot;:{&quot;date-parts&quot;:[[&quot;1964&quot;]]}},&quot;locator&quot;:&quot;27-31&quot;,&quot;label&quot;:&quot;page&quot;}],&quot;schema&quot;:&quot;https://github.com/citation-style-language/schema/raw/master/csl-citation.json&quot;} RNDuz7OBihqbx"/></text:p></text:note-body></text:note></text:span><text:span text:style-name="T5"> </text:span><text:span text:style-name="T5"><text:note text:id="ftn9" text:note-class="footnote"><text:note-citation>10</text:note-citation><text:note-body><text:p text:style-name="Footnote"><text:reference-mark-start text:name="ZOTERO_ITEM CSL_CITATION {&quot;citationID&quot;:&quot;Dyz6mUTc&quot;,&quot;properties&quot;:{&quot;formattedCitation&quot;:&quot;Aquinas, {\\i{}Summa Theologiae}, 1.74.1.3.&quot;,&quot;plainCitation&quot;:&quot;Aquinas, Summa Theologiae, 1.74.1.3.&quot;,&quot;noteIndex&quot;:10},&quot;citationItems&quot;:[{&quot;id&quot;:148,&quot;uris&quot;:[&quot;http://zotero.org/users/4857872/items/MX4SSFSC&quot;],&quot;uri&quot;:[&quot;http://zotero.org/users/4857872/items/MX4SSFSC&quot;],&quot;itemData&quot;:{&quot;id&quot;:148,&quot;type&quot;:&quot;book&quot;,&quot;event-place&quot;:&quot;London&quot;,&quot;language&quot;:&quot;en-US&quot;,&quot;number-of-volumes&quot;:&quot;60&quot;,&quot;publisher&quot;:&quot;Blackfriars&quot;,&quot;publisher-place&quot;:&quot;London&quot;,&quot;title&quot;:&quot;Summa Theologiae: Latin Text and English Translation, Introductions, Notes, Appendices and Glossaries. Vol. 10: Cosmogony (1a. 65–74)&quot;,&quot;title-short&quot;:&quot;Summa Theologiae&quot;,&quot;author&quot;:[{&quot;family&quot;:&quot;Aquinas&quot;,&quot;given&quot;:&quot;Thomas&quot;}],&quot;editor&quot;:[{&quot;family&quot;:&quot;Wallace&quot;,&quot;given&quot;:&quot;William A.&quot;}],&quot;issued&quot;:{&quot;date-parts&quot;:[[&quot;1964&quot;]]}},&quot;locator&quot;:&quot;1.74.1.3&quot;,&quot;label&quot;:&quot;page&quot;}],&quot;schema&quot;:&quot;https://github.com/citation-style-language/schema/raw/master/csl-citation.json&quot;} RNDITtx14Az08"/><text:span text:style-name="T3">Aquinas, </text:span><text:span text:style-name="T4">Summa Theologiae</text:span><text:span text:style-name="T3">, 1.74.1.3.</text:span><text:reference-mark-end text:name="ZOTERO_ITEM CSL_CITATION {&quot;citationID&quot;:&quot;Dyz6mUTc&quot;,&quot;properties&quot;:{&quot;formattedCitation&quot;:&quot;Aquinas, {\\i{}Summa Theologiae}, 1.74.1.3.&quot;,&quot;plainCitation&quot;:&quot;Aquinas, Summa Theologiae, 1.74.1.3.&quot;,&quot;noteIndex&quot;:10},&quot;citationItems&quot;:[{&quot;id&quot;:148,&quot;uris&quot;:[&quot;http://zotero.org/users/4857872/items/MX4SSFSC&quot;],&quot;uri&quot;:[&quot;http://zotero.org/users/4857872/items/MX4SSFSC&quot;],&quot;itemData&quot;:{&quot;id&quot;:148,&quot;type&quot;:&quot;book&quot;,&quot;event-place&quot;:&quot;London&quot;,&quot;language&quot;:&quot;en-US&quot;,&quot;number-of-volumes&quot;:&quot;60&quot;,&quot;publisher&quot;:&quot;Blackfriars&quot;,&quot;publisher-place&quot;:&quot;London&quot;,&quot;title&quot;:&quot;Summa Theologiae: Latin Text and English Translation, Introductions, Notes, Appendices and Glossaries. Vol. 10: Cosmogony (1a. 65–74)&quot;,&quot;title-short&quot;:&quot;Summa Theologiae&quot;,&quot;author&quot;:[{&quot;family&quot;:&quot;Aquinas&quot;,&quot;given&quot;:&quot;Thomas&quot;}],&quot;editor&quot;:[{&quot;family&quot;:&quot;Wallace&quot;,&quot;given&quot;:&quot;William A.&quot;}],&quot;issued&quot;:{&quot;date-parts&quot;:[[&quot;1964&quot;]]}},&quot;locator&quot;:&quot;1.74.1.3&quot;,&quot;label&quot;:&quot;page&quot;}],&quot;schema&quot;:&quot;https://github.com/citation-style-language/schema/raw/master/csl-citation.json&quot;} RNDITtx14Az08"/></text:p></text:note-body></text:note></text:span></text:p>
      <text:p text:style-name="Standard"/>
      <text:p text:style-name="P2"><text:span text:style-name="T5">Volume from a multi-volume work</text:span><text:span text:style-name="T5"><text:note text:id="ftn10" text:note-class="footnote"><text:note-citation>11</text:note-citation><text:note-body><text:p text:style-name="Footnote"><text:reference-mark-start text:name="ZOTERO_ITEM CSL_CITATION {&quot;citationID&quot;:&quot;rksEHapb&quot;,&quot;properties&quot;:{&quot;formattedCitation&quot;:&quot;Donald Bloesch, {\\i{}Essentials of Evangelical Theology} (San Francisco: Harper &amp; Row, 1982), 2:119\\uc0\\u8211{}123.&quot;,&quot;plainCitation&quot;:&quot;Donald Bloesch, Essentials of Evangelical Theology (San Francisco: Harper &amp; Row, 1982), 2:119–123.&quot;,&quot;noteIndex&quot;:11},&quot;citationItems&quot;:[{&quot;id&quot;:151,&quot;uris&quot;:[&quot;http://zotero.org/users/4857872/items/S4JS9PTL&quot;],&quot;uri&quot;:[&quot;http://zotero.org/users/4857872/items/S4JS9PTL&quot;],&quot;itemData&quot;:{&quot;id&quot;:151,&quot;type&quot;:&quot;book&quot;,&quot;event-place&quot;:&quot;San Francisco&quot;,&quot;language&quot;:&quot;en-US&quot;,&quot;number-of-volumes&quot;:&quot;2&quot;,&quot;publisher&quot;:&quot;Harper &amp; Row&quot;,&quot;publisher-place&quot;:&quot;San Francisco&quot;,&quot;title&quot;:&quot;Essentials of Evangelical Theology&quot;,&quot;title-short&quot;:&quot;Essentials&quot;,&quot;volume&quot;:&quot;2&quot;,&quot;author&quot;:[{&quot;family&quot;:&quot;Bloesch&quot;,&quot;given&quot;:&quot;Donald&quot;}],&quot;issued&quot;:{&quot;date-parts&quot;:[[&quot;1982&quot;]]}},&quot;locator&quot;:&quot;119-123&quot;,&quot;label&quot;:&quot;page&quot;}],&quot;schema&quot;:&quot;https://github.com/citation-style-language/schema/raw/master/csl-citation.json&quot;} RNDH7sSDJWPFZ"/><text:span text:style-name="T3">Donald Bloesch, </text:span><text:span text:style-name="T4">Essentials of Evangelical Theology</text:span><text:span text:style-name="T3"> (San Francisco: Harper &amp; Row, 1982), 2:119–123.</text:span><text:reference-mark-end text:name="ZOTERO_ITEM CSL_CITATION {&quot;citationID&quot;:&quot;rksEHapb&quot;,&quot;properties&quot;:{&quot;formattedCitation&quot;:&quot;Donald Bloesch, {\\i{}Essentials of Evangelical Theology} (San Francisco: Harper &amp; Row, 1982), 2:119\\uc0\\u8211{}123.&quot;,&quot;plainCitation&quot;:&quot;Donald Bloesch, Essentials of Evangelical Theology (San Francisco: Harper &amp; Row, 1982), 2:119–123.&quot;,&quot;noteIndex&quot;:11},&quot;citationItems&quot;:[{&quot;id&quot;:151,&quot;uris&quot;:[&quot;http://zotero.org/users/4857872/items/S4JS9PTL&quot;],&quot;uri&quot;:[&quot;http://zotero.org/users/4857872/items/S4JS9PTL&quot;],&quot;itemData&quot;:{&quot;id&quot;:151,&quot;type&quot;:&quot;book&quot;,&quot;event-place&quot;:&quot;San Francisco&quot;,&quot;language&quot;:&quot;en-US&quot;,&quot;number-of-volumes&quot;:&quot;2&quot;,&quot;publisher&quot;:&quot;Harper &amp; Row&quot;,&quot;publisher-place&quot;:&quot;San Francisco&quot;,&quot;title&quot;:&quot;Essentials of Evangelical Theology&quot;,&quot;title-short&quot;:&quot;Essentials&quot;,&quot;volume&quot;:&quot;2&quot;,&quot;author&quot;:[{&quot;family&quot;:&quot;Bloesch&quot;,&quot;given&quot;:&quot;Donald&quot;}],&quot;issued&quot;:{&quot;date-parts&quot;:[[&quot;1982&quot;]]}},&quot;locator&quot;:&quot;119-123&quot;,&quot;label&quot;:&quot;page&quot;}],&quot;schema&quot;:&quot;https://github.com/citation-style-language/schema/raw/master/csl-citation.json&quot;} RNDH7sSDJWPFZ"/></text:p></text:note-body></text:note></text:span><text:span text:style-name="T5"> </text:span><text:span text:style-name="T5"><text:note text:id="ftn11" text:note-class="footnote"><text:note-citation>12</text:note-citation><text:note-body><text:p text:style-name="Footnote"><text:reference-mark-start text:name="ZOTERO_ITEM CSL_CITATION {&quot;citationID&quot;:&quot;2aNxplwg&quot;,&quot;properties&quot;:{&quot;formattedCitation&quot;:&quot;Bloesch, {\\i{}Essentials}, 2:87\\uc0\\u8211{}89.&quot;,&quot;plainCitation&quot;:&quot;Bloesch, Essentials, 2:87–89.&quot;,&quot;noteIndex&quot;:12},&quot;citationItems&quot;:[{&quot;id&quot;:151,&quot;uris&quot;:[&quot;http://zotero.org/users/4857872/items/S4JS9PTL&quot;],&quot;uri&quot;:[&quot;http://zotero.org/users/4857872/items/S4JS9PTL&quot;],&quot;itemData&quot;:{&quot;id&quot;:151,&quot;type&quot;:&quot;book&quot;,&quot;event-place&quot;:&quot;San Francisco&quot;,&quot;language&quot;:&quot;en-US&quot;,&quot;number-of-volumes&quot;:&quot;2&quot;,&quot;publisher&quot;:&quot;Harper &amp; Row&quot;,&quot;publisher-place&quot;:&quot;San Francisco&quot;,&quot;title&quot;:&quot;Essentials of Evangelical Theology&quot;,&quot;title-short&quot;:&quot;Essentials&quot;,&quot;volume&quot;:&quot;2&quot;,&quot;author&quot;:[{&quot;family&quot;:&quot;Bloesch&quot;,&quot;given&quot;:&quot;Donald&quot;}],&quot;issued&quot;:{&quot;date-parts&quot;:[[&quot;1982&quot;]]}},&quot;locator&quot;:&quot;87-89&quot;,&quot;label&quot;:&quot;page&quot;}],&quot;schema&quot;:&quot;https://github.com/citation-style-language/schema/raw/master/csl-citation.json&quot;} RNDrddUydQ05J"/><text:span text:style-name="T3">Bloesch, </text:span><text:span text:style-name="T4">Essentials</text:span><text:span text:style-name="T3">, 2:87–89.</text:span><text:reference-mark-end text:name="ZOTERO_ITEM CSL_CITATION {&quot;citationID&quot;:&quot;2aNxplwg&quot;,&quot;properties&quot;:{&quot;formattedCitation&quot;:&quot;Bloesch, {\\i{}Essentials}, 2:87\\uc0\\u8211{}89.&quot;,&quot;plainCitation&quot;:&quot;Bloesch, Essentials, 2:87–89.&quot;,&quot;noteIndex&quot;:12},&quot;citationItems&quot;:[{&quot;id&quot;:151,&quot;uris&quot;:[&quot;http://zotero.org/users/4857872/items/S4JS9PTL&quot;],&quot;uri&quot;:[&quot;http://zotero.org/users/4857872/items/S4JS9PTL&quot;],&quot;itemData&quot;:{&quot;id&quot;:151,&quot;type&quot;:&quot;book&quot;,&quot;event-place&quot;:&quot;San Francisco&quot;,&quot;language&quot;:&quot;en-US&quot;,&quot;number-of-volumes&quot;:&quot;2&quot;,&quot;publisher&quot;:&quot;Harper &amp; Row&quot;,&quot;publisher-place&quot;:&quot;San Francisco&quot;,&quot;title&quot;:&quot;Essentials of Evangelical Theology&quot;,&quot;title-short&quot;:&quot;Essentials&quot;,&quot;volume&quot;:&quot;2&quot;,&quot;author&quot;:[{&quot;family&quot;:&quot;Bloesch&quot;,&quot;given&quot;:&quot;Donald&quot;}],&quot;issued&quot;:{&quot;date-parts&quot;:[[&quot;1982&quot;]]}},&quot;locator&quot;:&quot;87-89&quot;,&quot;label&quot;:&quot;page&quot;}],&quot;schema&quot;:&quot;https://github.com/citation-style-language/schema/raw/master/csl-citation.json&quot;} RNDrddUydQ05J"/></text:p></text:note-body></text:note></text:span></text:p>
      <text:p text:style-name="Standard"/>
      <text:p text:style-name="P2"><text:span text:style-name="T5">Commentary or book in series with series number</text:span><text:span text:style-name="T5"><text:note text:id="ftn12" text:note-class="footnote"><text:note-citation>13</text:note-citation><text:note-body><text:p text:style-name="Footnote"><text:reference-mark-start text:name="ZOTERO_ITEM CSL_CITATION {&quot;citationID&quot;:&quot;F8eakcob&quot;,&quot;properties&quot;:{&quot;formattedCitation&quot;:&quot;R. L. Braun, {\\i{}1 Chronicles}, Word Biblical Commentary 14 (Waco: Word, 1986), 88.&quot;,&quot;plainCitation&quot;:&quot;R. L. Braun, 1 Chronicles, Word Biblical Commentary 14 (Waco: Word, 1986), 88.&quot;,&quot;noteIndex&quot;:13},&quot;citationItems&quot;:[{&quot;id&quot;:147,&quot;uris&quot;:[&quot;http://zotero.org/users/4857872/items/V5CFPSXG&quot;],&quot;uri&quot;:[&quot;http://zotero.org/users/4857872/items/V5CFPSXG&quot;],&quot;itemData&quot;:{&quot;id&quot;:147,&quot;type&quot;:&quot;book&quot;,&quot;collection-number&quot;:&quot;14&quot;,&quot;collection-title&quot;:&quot;Word Biblical Commentary&quot;,&quot;event-place&quot;:&quot;Waco&quot;,&quot;language&quot;:&quot;en-US&quot;,&quot;publisher&quot;:&quot;Word&quot;,&quot;publisher-place&quot;:&quot;Waco&quot;,&quot;title&quot;:&quot;1 Chronicles&quot;,&quot;author&quot;:[{&quot;family&quot;:&quot;Braun&quot;,&quot;given&quot;:&quot;R. L.&quot;}],&quot;issued&quot;:{&quot;date-parts&quot;:[[&quot;1986&quot;]]}},&quot;locator&quot;:&quot;88&quot;,&quot;label&quot;:&quot;page&quot;}],&quot;schema&quot;:&quot;https://github.com/citation-style-language/schema/raw/master/csl-citation.json&quot;} RNDunZiXUAgbD"/><text:span text:style-name="T3">R. L. Braun, </text:span><text:span text:style-name="T4">1 Chronicles</text:span><text:span text:style-name="T3">, Word Biblical Commentary 14 (Waco: Word, 1986), 88.</text:span><text:reference-mark-end text:name="ZOTERO_ITEM CSL_CITATION {&quot;citationID&quot;:&quot;F8eakcob&quot;,&quot;properties&quot;:{&quot;formattedCitation&quot;:&quot;R. L. Braun, {\\i{}1 Chronicles}, Word Biblical Commentary 14 (Waco: Word, 1986), 88.&quot;,&quot;plainCitation&quot;:&quot;R. L. Braun, 1 Chronicles, Word Biblical Commentary 14 (Waco: Word, 1986), 88.&quot;,&quot;noteIndex&quot;:13},&quot;citationItems&quot;:[{&quot;id&quot;:147,&quot;uris&quot;:[&quot;http://zotero.org/users/4857872/items/V5CFPSXG&quot;],&quot;uri&quot;:[&quot;http://zotero.org/users/4857872/items/V5CFPSXG&quot;],&quot;itemData&quot;:{&quot;id&quot;:147,&quot;type&quot;:&quot;book&quot;,&quot;collection-number&quot;:&quot;14&quot;,&quot;collection-title&quot;:&quot;Word Biblical Commentary&quot;,&quot;event-place&quot;:&quot;Waco&quot;,&quot;language&quot;:&quot;en-US&quot;,&quot;publisher&quot;:&quot;Word&quot;,&quot;publisher-place&quot;:&quot;Waco&quot;,&quot;title&quot;:&quot;1 Chronicles&quot;,&quot;author&quot;:[{&quot;family&quot;:&quot;Braun&quot;,&quot;given&quot;:&quot;R. L.&quot;}],&quot;issued&quot;:{&quot;date-parts&quot;:[[&quot;1986&quot;]]}},&quot;locator&quot;:&quot;88&quot;,&quot;label&quot;:&quot;page&quot;}],&quot;schema&quot;:&quot;https://github.com/citation-style-language/schema/raw/master/csl-citation.json&quot;} RNDunZiXUAgbD"/></text:p></text:note-body></text:note></text:span><text:span text:style-name="T8"> <text:s/></text:span><text:span text:style-name="T8"><text:note text:id="ftn13" text:note-class="footnote"><text:note-citation>14</text:note-citation><text:note-body><text:p text:style-name="Footnote"><text:reference-mark-start text:name="ZOTERO_ITEM CSL_CITATION {&quot;citationID&quot;:&quot;UXh0gVLa&quot;,&quot;properties&quot;:{&quot;formattedCitation&quot;:&quot;Braun, {\\i{}1 Chronicles}, 81.&quot;,&quot;plainCitation&quot;:&quot;Braun, 1 Chronicles, 81.&quot;,&quot;noteIndex&quot;:14},&quot;citationItems&quot;:[{&quot;id&quot;:147,&quot;uris&quot;:[&quot;http://zotero.org/users/4857872/items/V5CFPSXG&quot;],&quot;uri&quot;:[&quot;http://zotero.org/users/4857872/items/V5CFPSXG&quot;],&quot;itemData&quot;:{&quot;id&quot;:147,&quot;type&quot;:&quot;book&quot;,&quot;collection-number&quot;:&quot;14&quot;,&quot;collection-title&quot;:&quot;Word Biblical Commentary&quot;,&quot;event-place&quot;:&quot;Waco&quot;,&quot;language&quot;:&quot;en-US&quot;,&quot;publisher&quot;:&quot;Word&quot;,&quot;publisher-place&quot;:&quot;Waco&quot;,&quot;title&quot;:&quot;1 Chronicles&quot;,&quot;author&quot;:[{&quot;family&quot;:&quot;Braun&quot;,&quot;given&quot;:&quot;R. L.&quot;}],&quot;issued&quot;:{&quot;date-parts&quot;:[[&quot;1986&quot;]]}},&quot;locator&quot;:&quot;81&quot;,&quot;label&quot;:&quot;page&quot;}],&quot;schema&quot;:&quot;https://github.com/citation-style-language/schema/raw/master/csl-citation.json&quot;} RNDxcLVkSSe2I"/><text:span text:style-name="T3">Braun, </text:span><text:span text:style-name="T4">1 Chronicles</text:span><text:span text:style-name="T3">, 81.</text:span><text:reference-mark-end text:name="ZOTERO_ITEM CSL_CITATION {&quot;citationID&quot;:&quot;UXh0gVLa&quot;,&quot;properties&quot;:{&quot;formattedCitation&quot;:&quot;Braun, {\\i{}1 Chronicles}, 81.&quot;,&quot;plainCitation&quot;:&quot;Braun, 1 Chronicles, 81.&quot;,&quot;noteIndex&quot;:14},&quot;citationItems&quot;:[{&quot;id&quot;:147,&quot;uris&quot;:[&quot;http://zotero.org/users/4857872/items/V5CFPSXG&quot;],&quot;uri&quot;:[&quot;http://zotero.org/users/4857872/items/V5CFPSXG&quot;],&quot;itemData&quot;:{&quot;id&quot;:147,&quot;type&quot;:&quot;book&quot;,&quot;collection-number&quot;:&quot;14&quot;,&quot;collection-title&quot;:&quot;Word Biblical Commentary&quot;,&quot;event-place&quot;:&quot;Waco&quot;,&quot;language&quot;:&quot;en-US&quot;,&quot;publisher&quot;:&quot;Word&quot;,&quot;publisher-place&quot;:&quot;Waco&quot;,&quot;title&quot;:&quot;1 Chronicles&quot;,&quot;author&quot;:[{&quot;family&quot;:&quot;Braun&quot;,&quot;given&quot;:&quot;R. L.&quot;}],&quot;issued&quot;:{&quot;date-parts&quot;:[[&quot;1986&quot;]]}},&quot;locator&quot;:&quot;81&quot;,&quot;label&quot;:&quot;page&quot;}],&quot;schema&quot;:&quot;https://github.com/citation-style-language/schema/raw/master/csl-citation.json&quot;} RNDxcLVkSSe2I"/></text:p></text:note-body></text:note></text:span></text:p>
      <text:p text:style-name="Standard"/>
      <text:p text:style-name="P2"><text:span text:style-name="T5">Edition other than the first</text:span><text:span text:style-name="T5"><text:note text:id="ftn14" text:note-class="footnote"><text:note-citation>15</text:note-citation><text:note-body><text:p text:style-name="Footnote"><text:reference-mark-start text:name="ZOTERO_ITEM CSL_CITATION {&quot;citationID&quot;:&quot;9HPHgKJ4&quot;,&quot;properties&quot;:{&quot;formattedCitation&quot;:&quot;T. Desmond Alexander, {\\i{}From Paradise to Promised Land: An Introduction to the Pentateuch}, 3rd ed. (Grand Rapids: Baker, 2012), 100.&quot;,&quot;plainCitation&quot;:&quot;T. Desmond Alexander, From Paradise to Promised Land: An Introduction to the Pentateuch, 3rd ed. (Grand Rapids: Baker, 2012), 100.&quot;,&quot;noteIndex&quot;:15},&quot;citationItems&quot;:[{&quot;id&quot;:149,&quot;uris&quot;:[&quot;http://zotero.org/users/4857872/items/QKL4N4HQ&quot;],&quot;uri&quot;:[&quot;http://zotero.org/users/4857872/items/QKL4N4HQ&quot;],&quot;itemData&quot;:{&quot;id&quot;:149,&quot;type&quot;:&quot;book&quot;,&quot;edition&quot;:&quot;3&quot;,&quot;event-place&quot;:&quot;Grand Rapids&quot;,&quot;language&quot;:&quot;en-US&quot;,&quot;publisher&quot;:&quot;Baker&quot;,&quot;publisher-place&quot;:&quot;Grand Rapids&quot;,&quot;title&quot;:&quot;From Paradise to Promised Land: An Introduction to the Pentateuch&quot;,&quot;title-short&quot;:&quot;Paradise to Promised Land&quot;,&quot;author&quot;:[{&quot;family&quot;:&quot;Alexander&quot;,&quot;given&quot;:&quot;T. Desmond&quot;}],&quot;issued&quot;:{&quot;date-parts&quot;:[[&quot;2012&quot;]]}},&quot;locator&quot;:&quot;100&quot;,&quot;label&quot;:&quot;page&quot;}],&quot;schema&quot;:&quot;https://github.com/citation-style-language/schema/raw/master/csl-citation.json&quot;} RND99wnWSTybO"/><text:span text:style-name="T3">T. Desmond Alexander, </text:span><text:span text:style-name="T4">From Paradise to Promised Land: An Introduction to the Pentateuch</text:span><text:span text:style-name="T3">, 3rd ed. (Grand Rapids: Baker, 2012), 100.</text:span><text:reference-mark-end text:name="ZOTERO_ITEM CSL_CITATION {&quot;citationID&quot;:&quot;9HPHgKJ4&quot;,&quot;properties&quot;:{&quot;formattedCitation&quot;:&quot;T. Desmond Alexander, {\\i{}From Paradise to Promised Land: An Introduction to the Pentateuch}, 3rd ed. (Grand Rapids: Baker, 2012), 100.&quot;,&quot;plainCitation&quot;:&quot;T. Desmond Alexander, From Paradise to Promised Land: An Introduction to the Pentateuch, 3rd ed. (Grand Rapids: Baker, 2012), 100.&quot;,&quot;noteIndex&quot;:15},&quot;citationItems&quot;:[{&quot;id&quot;:149,&quot;uris&quot;:[&quot;http://zotero.org/users/4857872/items/QKL4N4HQ&quot;],&quot;uri&quot;:[&quot;http://zotero.org/users/4857872/items/QKL4N4HQ&quot;],&quot;itemData&quot;:{&quot;id&quot;:149,&quot;type&quot;:&quot;book&quot;,&quot;edition&quot;:&quot;3&quot;,&quot;event-place&quot;:&quot;Grand Rapids&quot;,&quot;language&quot;:&quot;en-US&quot;,&quot;publisher&quot;:&quot;Baker&quot;,&quot;publisher-place&quot;:&quot;Grand Rapids&quot;,&quot;title&quot;:&quot;From Paradise to Promised Land: An Introduction to the Pentateuch&quot;,&quot;title-short&quot;:&quot;Paradise to Promised Land&quot;,&quot;author&quot;:[{&quot;family&quot;:&quot;Alexander&quot;,&quot;given&quot;:&quot;T. Desmond&quot;}],&quot;issued&quot;:{&quot;date-parts&quot;:[[&quot;2012&quot;]]}},&quot;locator&quot;:&quot;100&quot;,&quot;label&quot;:&quot;page&quot;}],&quot;schema&quot;:&quot;https://github.com/citation-style-language/schema/raw/master/csl-citation.json&quot;} RND99wnWSTybO"/></text:p></text:note-body></text:note></text:span><text:span text:style-name="T5"> </text:span><text:span text:style-name="T5"><text:note text:id="ftn15" text:note-class="footnote"><text:note-citation>16</text:note-citation><text:note-body><text:p text:style-name="Footnote"><text:reference-mark-start text:name="ZOTERO_ITEM CSL_CITATION {&quot;citationID&quot;:&quot;jpQKskDQ&quot;,&quot;properties&quot;:{&quot;formattedCitation&quot;:&quot;Alexander, {\\i{}Paradise to Promised Land}, 102\\uc0\\u8211{}112.&quot;,&quot;plainCitation&quot;:&quot;Alexander, Paradise to Promised Land, 102–112.&quot;,&quot;noteIndex&quot;:16},&quot;citationItems&quot;:[{&quot;id&quot;:149,&quot;uris&quot;:[&quot;http://zotero.org/users/4857872/items/QKL4N4HQ&quot;],&quot;uri&quot;:[&quot;http://zotero.org/users/4857872/items/QKL4N4HQ&quot;],&quot;itemData&quot;:{&quot;id&quot;:149,&quot;type&quot;:&quot;book&quot;,&quot;edition&quot;:&quot;3&quot;,&quot;event-place&quot;:&quot;Grand Rapids&quot;,&quot;language&quot;:&quot;en-US&quot;,&quot;publisher&quot;:&quot;Baker&quot;,&quot;publisher-place&quot;:&quot;Grand Rapids&quot;,&quot;title&quot;:&quot;From Paradise to Promised Land: An Introduction to the Pentateuch&quot;,&quot;title-short&quot;:&quot;Paradise to Promised Land&quot;,&quot;author&quot;:[{&quot;family&quot;:&quot;Alexander&quot;,&quot;given&quot;:&quot;T. Desmond&quot;}],&quot;issued&quot;:{&quot;date-parts&quot;:[[&quot;2012&quot;]]}},&quot;locator&quot;:&quot;102-112&quot;,&quot;label&quot;:&quot;page&quot;}],&quot;schema&quot;:&quot;https://github.com/citation-style-language/schema/raw/master/csl-citation.json&quot;} RNDTTrvkNg6fx"/><text:span text:style-name="T3">Alexander, </text:span><text:span text:style-name="T4">Paradise to Promised Land</text:span><text:span text:style-name="T3">, 102–112.</text:span><text:reference-mark-end text:name="ZOTERO_ITEM CSL_CITATION {&quot;citationID&quot;:&quot;jpQKskDQ&quot;,&quot;properties&quot;:{&quot;formattedCitation&quot;:&quot;Alexander, {\\i{}Paradise to Promised Land}, 102\\uc0\\u8211{}112.&quot;,&quot;plainCitation&quot;:&quot;Alexander, Paradise to Promised Land, 102–112.&quot;,&quot;noteIndex&quot;:16},&quot;citationItems&quot;:[{&quot;id&quot;:149,&quot;uris&quot;:[&quot;http://zotero.org/users/4857872/items/QKL4N4HQ&quot;],&quot;uri&quot;:[&quot;http://zotero.org/users/4857872/items/QKL4N4HQ&quot;],&quot;itemData&quot;:{&quot;id&quot;:149,&quot;type&quot;:&quot;book&quot;,&quot;edition&quot;:&quot;3&quot;,&quot;event-place&quot;:&quot;Grand Rapids&quot;,&quot;language&quot;:&quot;en-US&quot;,&quot;publisher&quot;:&quot;Baker&quot;,&quot;publisher-place&quot;:&quot;Grand Rapids&quot;,&quot;title&quot;:&quot;From Paradise to Promised Land: An Introduction to the Pentateuch&quot;,&quot;title-short&quot;:&quot;Paradise to Promised Land&quot;,&quot;author&quot;:[{&quot;family&quot;:&quot;Alexander&quot;,&quot;given&quot;:&quot;T. Desmond&quot;}],&quot;issued&quot;:{&quot;date-parts&quot;:[[&quot;2012&quot;]]}},&quot;locator&quot;:&quot;102-112&quot;,&quot;label&quot;:&quot;page&quot;}],&quot;schema&quot;:&quot;https://github.com/citation-style-language/schema/raw/master/csl-citation.json&quot;} RNDTTrvkNg6fx"/></text:p></text:note-body></text:note></text:span></text:p>
      <text:p text:style-name="Standard"/>
      <text:p text:style-name="P2"><text:span text:style-name="T5">Book viewed online</text:span><text:span text:style-name="T5"><text:note text:id="ftn16" text:note-class="footnote"><text:note-citation>17</text:note-citation><text:note-body><text:p text:style-name="Footnote"><text:reference-mark-start text:name="ZOTERO_ITEM CSL_CITATION {&quot;citationID&quot;:&quot;YU0ywpSg&quot;,&quot;properties&quot;:{&quot;formattedCitation&quot;:&quot;J. A. Hackett, {\\i{}A Basic Introduction to Biblical Hebrew, with CD} (Peabody, MA: Hendrickson, 2010), 14, http://books.google.com.au/books?id=UuMRFJqmJ_sC.&quot;,&quot;plainCitation&quot;:&quot;J. A. Hackett, A Basic Introduction to Biblical Hebrew, with CD (Peabody, MA: Hendrickson, 2010), 14, http://books.google.com.au/books?id=UuMRFJqmJ_sC.&quot;,&quot;noteIndex&quot;:17},&quot;citationItems&quot;:[{&quot;id&quot;:141,&quot;uris&quot;:[&quot;http://zotero.org/users/4857872/items/BZQN5S6R&quot;],&quot;uri&quot;:[&quot;http://zotero.org/users/4857872/items/BZQN5S6R&quot;],&quot;itemData&quot;:{&quot;id&quot;:141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URL&quot;:&quot;http://books.google.com.au/books?id=UuMRFJqmJ_sC&quot;,&quot;author&quot;:[{&quot;family&quot;:&quot;Hackett&quot;,&quot;given&quot;:&quot;J. A.&quot;}],&quot;accessed&quot;:{&quot;date-parts&quot;:[[&quot;2015&quot;,1,29]]},&quot;issued&quot;:{&quot;date-parts&quot;:[[&quot;2010&quot;]]}},&quot;locator&quot;:&quot;14&quot;,&quot;label&quot;:&quot;page&quot;}],&quot;schema&quot;:&quot;https://github.com/citation-style-language/schema/raw/master/csl-citation.json&quot;} RNDf2ydCkOpDv"/><text:span text:style-name="T3">J. A. Hackett, </text:span><text:span text:style-name="T4">A Basic Introduction to Biblical Hebrew, with CD</text:span><text:span text:style-name="T3"> (Peabody, MA: Hendrickson, 2010), 14, http://books.google.com.au/books?id=UuMRFJqmJ_sC.</text:span><text:reference-mark-end text:name="ZOTERO_ITEM CSL_CITATION {&quot;citationID&quot;:&quot;YU0ywpSg&quot;,&quot;properties&quot;:{&quot;formattedCitation&quot;:&quot;J. A. Hackett, {\\i{}A Basic Introduction to Biblical Hebrew, with CD} (Peabody, MA: Hendrickson, 2010), 14, http://books.google.com.au/books?id=UuMRFJqmJ_sC.&quot;,&quot;plainCitation&quot;:&quot;J. A. Hackett, A Basic Introduction to Biblical Hebrew, with CD (Peabody, MA: Hendrickson, 2010), 14, http://books.google.com.au/books?id=UuMRFJqmJ_sC.&quot;,&quot;noteIndex&quot;:17},&quot;citationItems&quot;:[{&quot;id&quot;:141,&quot;uris&quot;:[&quot;http://zotero.org/users/4857872/items/BZQN5S6R&quot;],&quot;uri&quot;:[&quot;http://zotero.org/users/4857872/items/BZQN5S6R&quot;],&quot;itemData&quot;:{&quot;id&quot;:141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URL&quot;:&quot;http://books.google.com.au/books?id=UuMRFJqmJ_sC&quot;,&quot;author&quot;:[{&quot;family&quot;:&quot;Hackett&quot;,&quot;given&quot;:&quot;J. A.&quot;}],&quot;accessed&quot;:{&quot;date-parts&quot;:[[&quot;2015&quot;,1,29]]},&quot;issued&quot;:{&quot;date-parts&quot;:[[&quot;2010&quot;]]}},&quot;locator&quot;:&quot;14&quot;,&quot;label&quot;:&quot;page&quot;}],&quot;schema&quot;:&quot;https://github.com/citation-style-language/schema/raw/master/csl-citation.json&quot;} RNDf2ydCkOpDv"/></text:p></text:note-body></text:note></text:span><text:span text:style-name="T5"> </text:span><text:span text:style-name="T5"><text:note text:id="ftn17" text:note-class="footnote"><text:note-citation>18</text:note-citation><text:note-body><text:p text:style-name="Footnote"><text:reference-mark-start text:name="ZOTERO_ITEM CSL_CITATION {&quot;citationID&quot;:&quot;e4kqnLwU&quot;,&quot;properties&quot;:{&quot;formattedCitation&quot;:&quot;Hackett, {\\i{}Basic Introduction}, 15.&quot;,&quot;plainCitation&quot;:&quot;Hackett, Basic Introduction, 15.&quot;,&quot;noteIndex&quot;:18},&quot;citationItems&quot;:[{&quot;id&quot;:141,&quot;uris&quot;:[&quot;http://zotero.org/users/4857872/items/BZQN5S6R&quot;],&quot;uri&quot;:[&quot;http://zotero.org/users/4857872/items/BZQN5S6R&quot;],&quot;itemData&quot;:{&quot;id&quot;:141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URL&quot;:&quot;http://books.google.com.au/books?id=UuMRFJqmJ_sC&quot;,&quot;author&quot;:[{&quot;family&quot;:&quot;Hackett&quot;,&quot;given&quot;:&quot;J. A.&quot;}],&quot;accessed&quot;:{&quot;date-parts&quot;:[[&quot;2015&quot;,1,29]]},&quot;issued&quot;:{&quot;date-parts&quot;:[[&quot;2010&quot;]]}},&quot;locator&quot;:&quot;15&quot;,&quot;label&quot;:&quot;page&quot;}],&quot;schema&quot;:&quot;https://github.com/citation-style-language/schema/raw/master/csl-citation.json&quot;} RNDtL0LQISOEd"/><text:span text:style-name="T3">Hackett, </text:span><text:span text:style-name="T4">Basic Introduction</text:span><text:span text:style-name="T3">, 15.</text:span><text:reference-mark-end text:name="ZOTERO_ITEM CSL_CITATION {&quot;citationID&quot;:&quot;e4kqnLwU&quot;,&quot;properties&quot;:{&quot;formattedCitation&quot;:&quot;Hackett, {\\i{}Basic Introduction}, 15.&quot;,&quot;plainCitation&quot;:&quot;Hackett, Basic Introduction, 15.&quot;,&quot;noteIndex&quot;:18},&quot;citationItems&quot;:[{&quot;id&quot;:141,&quot;uris&quot;:[&quot;http://zotero.org/users/4857872/items/BZQN5S6R&quot;],&quot;uri&quot;:[&quot;http://zotero.org/users/4857872/items/BZQN5S6R&quot;],&quot;itemData&quot;:{&quot;id&quot;:141,&quot;type&quot;:&quot;book&quot;,&quot;event-place&quot;:&quot;Peabody, MA&quot;,&quot;language&quot;:&quot;en-US&quot;,&quot;publisher&quot;:&quot;Hendrickson&quot;,&quot;publisher-place&quot;:&quot;Peabody, MA&quot;,&quot;title&quot;:&quot;A Basic Introduction to Biblical Hebrew, with CD&quot;,&quot;title-short&quot;:&quot;Basic Introduction&quot;,&quot;URL&quot;:&quot;http://books.google.com.au/books?id=UuMRFJqmJ_sC&quot;,&quot;author&quot;:[{&quot;family&quot;:&quot;Hackett&quot;,&quot;given&quot;:&quot;J. A.&quot;}],&quot;accessed&quot;:{&quot;date-parts&quot;:[[&quot;2015&quot;,1,29]]},&quot;issued&quot;:{&quot;date-parts&quot;:[[&quot;2010&quot;]]}},&quot;locator&quot;:&quot;15&quot;,&quot;label&quot;:&quot;page&quot;}],&quot;schema&quot;:&quot;https://github.com/citation-style-language/schema/raw/master/csl-citation.json&quot;} RNDtL0LQISOEd"/></text:p></text:note-body></text:note></text:span></text:p>
      <text:p text:style-name="Standard"/>
      <text:p text:style-name="P2"><text:span text:style-name="T5">E-book </text:span></text:p>
      <text:p text:style-name="Standard"/>
      <text:p text:style-name="P2"><text:span text:style-name="T6">Book section</text:span><text:span text:style-name="T9"> </text:span><text:span text:style-name="T7">(essay or chapter)</text:span><text:span text:style-name="T7"><text:note text:id="ftn18" text:note-class="footnote"><text:note-citation>19</text:note-citation><text:note-body><text:p text:style-name="Footnote"><text:reference-mark-start text:name="ZOTERO_ITEM CSL_CITATION {&quot;citationID&quot;:&quot;Wo2jdQz4&quot;,&quot;properties&quot;:{&quot;formattedCitation&quot;:&quot;John D. W. Watts, \\uc0\\u8220{}A Frame for the Book of the Twelve: Hosea 1\\uc0\\u8211{}3 and Malachi,\\uc0\\u8221{} in {\\i{}Reading and Hearing the Book of the Twelve}, ed. James Nogalski and Marvin Sweeney (Atlanta: Society of Biblical Literature, 2000), 211.&quot;,&quot;plainCitation&quot;:&quot;John D. W. Watts, “A Frame for the Book of the Twelve: Hosea 1–3 and Malachi,” in Reading and Hearing the Book of the Twelve, ed. James Nogalski and Marvin Sweeney (Atlanta: Society of Biblical Literature, 2000), 211.&quot;,&quot;noteIndex&quot;:19},&quot;citationItems&quot;:[{&quot;id&quot;:133,&quot;uris&quot;:[&quot;http://zotero.org/users/4857872/items/A5FUBFGG&quot;],&quot;uri&quot;:[&quot;http://zotero.org/users/4857872/items/A5FUBFGG&quot;],&quot;itemData&quot;:{&quot;id&quot;:133,&quot;type&quot;:&quot;chapter&quot;,&quot;container-title&quot;:&quot;Reading and Hearing the Book of the Twelve&quot;,&quot;event-place&quot;:&quot;Atlanta&quot;,&quot;language&quot;:&quot;en-US&quot;,&quot;page&quot;:&quot;209-217&quot;,&quot;publisher&quot;:&quot;Society of Biblical Literature&quot;,&quot;publisher-place&quot;:&quot;Atlanta&quot;,&quot;title&quot;:&quot;A Frame for the Book of the Twelve: Hosea 1–3 and Malachi&quot;,&quot;title-short&quot;:&quot;A Frame for the Book of the Twelve&quot;,&quot;author&quot;:[{&quot;family&quot;:&quot;Watts&quot;,&quot;given&quot;:&quot;John D. W.&quot;}],&quot;editor&quot;:[{&quot;family&quot;:&quot;Nogalski&quot;,&quot;given&quot;:&quot;James&quot;},{&quot;family&quot;:&quot;Sweeney&quot;,&quot;given&quot;:&quot;Marvin&quot;}],&quot;issued&quot;:{&quot;date-parts&quot;:[[&quot;2000&quot;]]}},&quot;locator&quot;:&quot;211&quot;,&quot;label&quot;:&quot;page&quot;}],&quot;schema&quot;:&quot;https://github.com/citation-style-language/schema/raw/master/csl-citation.json&quot;} RNDvaeaiuXYW4"/><text:span text:style-name="T3">John D. W. Watts, “A Frame for the Book of the Twelve: Hosea 1–3 and Malachi,” in </text:span><text:span text:style-name="T4">Reading and Hearing the Book of the Twelve</text:span><text:span text:style-name="T3">, ed. James Nogalski and Marvin Sweeney (Atlanta: Society of Biblical Literature, 2000), 211.</text:span><text:reference-mark-end text:name="ZOTERO_ITEM CSL_CITATION {&quot;citationID&quot;:&quot;Wo2jdQz4&quot;,&quot;properties&quot;:{&quot;formattedCitation&quot;:&quot;John D. W. Watts, \\uc0\\u8220{}A Frame for the Book of the Twelve: Hosea 1\\uc0\\u8211{}3 and Malachi,\\uc0\\u8221{} in {\\i{}Reading and Hearing the Book of the Twelve}, ed. James Nogalski and Marvin Sweeney (Atlanta: Society of Biblical Literature, 2000), 211.&quot;,&quot;plainCitation&quot;:&quot;John D. W. Watts, “A Frame for the Book of the Twelve: Hosea 1–3 and Malachi,” in Reading and Hearing the Book of the Twelve, ed. James Nogalski and Marvin Sweeney (Atlanta: Society of Biblical Literature, 2000), 211.&quot;,&quot;noteIndex&quot;:19},&quot;citationItems&quot;:[{&quot;id&quot;:133,&quot;uris&quot;:[&quot;http://zotero.org/users/4857872/items/A5FUBFGG&quot;],&quot;uri&quot;:[&quot;http://zotero.org/users/4857872/items/A5FUBFGG&quot;],&quot;itemData&quot;:{&quot;id&quot;:133,&quot;type&quot;:&quot;chapter&quot;,&quot;container-title&quot;:&quot;Reading and Hearing the Book of the Twelve&quot;,&quot;event-place&quot;:&quot;Atlanta&quot;,&quot;language&quot;:&quot;en-US&quot;,&quot;page&quot;:&quot;209-217&quot;,&quot;publisher&quot;:&quot;Society of Biblical Literature&quot;,&quot;publisher-place&quot;:&quot;Atlanta&quot;,&quot;title&quot;:&quot;A Frame for the Book of the Twelve: Hosea 1–3 and Malachi&quot;,&quot;title-short&quot;:&quot;A Frame for the Book of the Twelve&quot;,&quot;author&quot;:[{&quot;family&quot;:&quot;Watts&quot;,&quot;given&quot;:&quot;John D. W.&quot;}],&quot;editor&quot;:[{&quot;family&quot;:&quot;Nogalski&quot;,&quot;given&quot;:&quot;James&quot;},{&quot;family&quot;:&quot;Sweeney&quot;,&quot;given&quot;:&quot;Marvin&quot;}],&quot;issued&quot;:{&quot;date-parts&quot;:[[&quot;2000&quot;]]}},&quot;locator&quot;:&quot;211&quot;,&quot;label&quot;:&quot;page&quot;}],&quot;schema&quot;:&quot;https://github.com/citation-style-language/schema/raw/master/csl-citation.json&quot;} RNDvaeaiuXYW4"/></text:p></text:note-body></text:note></text:span><text:span text:style-name="T7"> </text:span><text:span text:style-name="T7"><text:note text:id="ftn19" text:note-class="footnote"><text:note-citation>20</text:note-citation><text:note-body><text:p text:style-name="Footnote"><text:reference-mark-start text:name="ZOTERO_ITEM CSL_CITATION {&quot;citationID&quot;:&quot;cpSgT5A1&quot;,&quot;properties&quot;:{&quot;formattedCitation&quot;:&quot;Watts, \\uc0\\u8220{}A Frame for the Book of the Twelve,\\uc0\\u8221{} 214.&quot;,&quot;plainCitation&quot;:&quot;Watts, “A Frame for the Book of the Twelve,” 214.&quot;,&quot;noteIndex&quot;:20},&quot;citationItems&quot;:[{&quot;id&quot;:133,&quot;uris&quot;:[&quot;http://zotero.org/users/4857872/items/A5FUBFGG&quot;],&quot;uri&quot;:[&quot;http://zotero.org/users/4857872/items/A5FUBFGG&quot;],&quot;itemData&quot;:{&quot;id&quot;:133,&quot;type&quot;:&quot;chapter&quot;,&quot;container-title&quot;:&quot;Reading and Hearing the Book of the Twelve&quot;,&quot;event-place&quot;:&quot;Atlanta&quot;,&quot;language&quot;:&quot;en-US&quot;,&quot;page&quot;:&quot;209-217&quot;,&quot;publisher&quot;:&quot;Society of Biblical Literature&quot;,&quot;publisher-place&quot;:&quot;Atlanta&quot;,&quot;title&quot;:&quot;A Frame for the Book of the Twelve: Hosea 1–3 and Malachi&quot;,&quot;title-short&quot;:&quot;A Frame for the Book of the Twelve&quot;,&quot;author&quot;:[{&quot;family&quot;:&quot;Watts&quot;,&quot;given&quot;:&quot;John D. W.&quot;}],&quot;editor&quot;:[{&quot;family&quot;:&quot;Nogalski&quot;,&quot;given&quot;:&quot;James&quot;},{&quot;family&quot;:&quot;Sweeney&quot;,&quot;given&quot;:&quot;Marvin&quot;}],&quot;issued&quot;:{&quot;date-parts&quot;:[[&quot;2000&quot;]]}},&quot;locator&quot;:&quot;214&quot;,&quot;label&quot;:&quot;page&quot;}],&quot;schema&quot;:&quot;https://github.com/citation-style-language/schema/raw/master/csl-citation.json&quot;} RND7BMK1qPUWX"/><text:span text:style-name="T2">Watts, “A Frame for the Book of the Twelve,” 214.</text:span><text:reference-mark-end text:name="ZOTERO_ITEM CSL_CITATION {&quot;citationID&quot;:&quot;cpSgT5A1&quot;,&quot;properties&quot;:{&quot;formattedCitation&quot;:&quot;Watts, \\uc0\\u8220{}A Frame for the Book of the Twelve,\\uc0\\u8221{} 214.&quot;,&quot;plainCitation&quot;:&quot;Watts, “A Frame for the Book of the Twelve,” 214.&quot;,&quot;noteIndex&quot;:20},&quot;citationItems&quot;:[{&quot;id&quot;:133,&quot;uris&quot;:[&quot;http://zotero.org/users/4857872/items/A5FUBFGG&quot;],&quot;uri&quot;:[&quot;http://zotero.org/users/4857872/items/A5FUBFGG&quot;],&quot;itemData&quot;:{&quot;id&quot;:133,&quot;type&quot;:&quot;chapter&quot;,&quot;container-title&quot;:&quot;Reading and Hearing the Book of the Twelve&quot;,&quot;event-place&quot;:&quot;Atlanta&quot;,&quot;language&quot;:&quot;en-US&quot;,&quot;page&quot;:&quot;209-217&quot;,&quot;publisher&quot;:&quot;Society of Biblical Literature&quot;,&quot;publisher-place&quot;:&quot;Atlanta&quot;,&quot;title&quot;:&quot;A Frame for the Book of the Twelve: Hosea 1–3 and Malachi&quot;,&quot;title-short&quot;:&quot;A Frame for the Book of the Twelve&quot;,&quot;author&quot;:[{&quot;family&quot;:&quot;Watts&quot;,&quot;given&quot;:&quot;John D. W.&quot;}],&quot;editor&quot;:[{&quot;family&quot;:&quot;Nogalski&quot;,&quot;given&quot;:&quot;James&quot;},{&quot;family&quot;:&quot;Sweeney&quot;,&quot;given&quot;:&quot;Marvin&quot;}],&quot;issued&quot;:{&quot;date-parts&quot;:[[&quot;2000&quot;]]}},&quot;locator&quot;:&quot;214&quot;,&quot;label&quot;:&quot;page&quot;}],&quot;schema&quot;:&quot;https://github.com/citation-style-language/schema/raw/master/csl-citation.json&quot;} RND7BMK1qPUWX"/></text:p></text:note-body></text:note></text:span></text:p>
      <text:p text:style-name="Standard"/>
      <text:p text:style-name="P2"><text:span text:style-name="T5">Article in dictionary or encyclopaedia</text:span><text:span text:style-name="T5"><text:note text:id="ftn20" text:note-class="footnote"><text:note-citation>21</text:note-citation><text:note-body><text:p text:style-name="Footnote"><text:reference-mark-start text:name="ZOTERO_ITEM CSL_CITATION {&quot;citationID&quot;:&quot;Ay8vlYYH&quot;,&quot;properties&quot;:{&quot;formattedCitation&quot;:&quot;Stanley D. Walters, \\uc0\\u8220{}Jacob Narrative,\\uc0\\u8221{} in {\\i{}The Anchor Bible Dictionary}, ed. David Noel Freedman (New York: Doubleday, 1992), 3:601.&quot;,&quot;plainCitation&quot;:&quot;Stanley D. Walters, “Jacob Narrative,” in The Anchor Bible Dictionary, ed. David Noel Freedman (New York: Doubleday, 1992), 3:601.&quot;,&quot;noteIndex&quot;:21},&quot;citationItems&quot;:[{&quot;id&quot;:135,&quot;uris&quot;:[&quot;http://zotero.org/users/4857872/items/PARMJZ9K&quot;],&quot;uri&quot;:[&quot;http://zotero.org/users/4857872/items/PARMJZ9K&quot;],&quot;itemData&quot;:{&quot;id&quot;:135,&quot;type&quot;:&quot;entry-encyclopedia&quot;,&quot;container-title&quot;:&quot;The Anchor Bible Dictionary&quot;,&quot;event-place&quot;:&quot;New York&quot;,&quot;language&quot;:&quot;en-US&quot;,&quot;number-of-volumes&quot;:&quot;6&quot;,&quot;page&quot;:&quot;599-606&quot;,&quot;publisher&quot;:&quot;Doubleday&quot;,&quot;publisher-place&quot;:&quot;New York&quot;,&quot;title&quot;:&quot;Jacob Narrative&quot;,&quot;title-short&quot;:&quot;Jacob&quot;,&quot;volume&quot;:&quot;3&quot;,&quot;author&quot;:[{&quot;family&quot;:&quot;Walters&quot;,&quot;given&quot;:&quot;Stanley D.&quot;}],&quot;editor&quot;:[{&quot;family&quot;:&quot;Freedman&quot;,&quot;given&quot;:&quot;David Noel&quot;}],&quot;issued&quot;:{&quot;date-parts&quot;:[[&quot;1992&quot;]]}},&quot;locator&quot;:&quot;601&quot;,&quot;label&quot;:&quot;page&quot;}],&quot;schema&quot;:&quot;https://github.com/citation-style-language/schema/raw/master/csl-citation.json&quot;} RND6TAeJdxttJ"/><text:span text:style-name="T3">Stanley D. Walters, “Jacob Narrative,” in </text:span><text:span text:style-name="T4">The Anchor Bible Dictionary</text:span><text:span text:style-name="T3">, ed. David Noel Freedman (New York: Doubleday, 1992), 3:601.</text:span><text:reference-mark-end text:name="ZOTERO_ITEM CSL_CITATION {&quot;citationID&quot;:&quot;Ay8vlYYH&quot;,&quot;properties&quot;:{&quot;formattedCitation&quot;:&quot;Stanley D. Walters, \\uc0\\u8220{}Jacob Narrative,\\uc0\\u8221{} in {\\i{}The Anchor Bible Dictionary}, ed. David Noel Freedman (New York: Doubleday, 1992), 3:601.&quot;,&quot;plainCitation&quot;:&quot;Stanley D. Walters, “Jacob Narrative,” in The Anchor Bible Dictionary, ed. David Noel Freedman (New York: Doubleday, 1992), 3:601.&quot;,&quot;noteIndex&quot;:21},&quot;citationItems&quot;:[{&quot;id&quot;:135,&quot;uris&quot;:[&quot;http://zotero.org/users/4857872/items/PARMJZ9K&quot;],&quot;uri&quot;:[&quot;http://zotero.org/users/4857872/items/PARMJZ9K&quot;],&quot;itemData&quot;:{&quot;id&quot;:135,&quot;type&quot;:&quot;entry-encyclopedia&quot;,&quot;container-title&quot;:&quot;The Anchor Bible Dictionary&quot;,&quot;event-place&quot;:&quot;New York&quot;,&quot;language&quot;:&quot;en-US&quot;,&quot;number-of-volumes&quot;:&quot;6&quot;,&quot;page&quot;:&quot;599-606&quot;,&quot;publisher&quot;:&quot;Doubleday&quot;,&quot;publisher-place&quot;:&quot;New York&quot;,&quot;title&quot;:&quot;Jacob Narrative&quot;,&quot;title-short&quot;:&quot;Jacob&quot;,&quot;volume&quot;:&quot;3&quot;,&quot;author&quot;:[{&quot;family&quot;:&quot;Walters&quot;,&quot;given&quot;:&quot;Stanley D.&quot;}],&quot;editor&quot;:[{&quot;family&quot;:&quot;Freedman&quot;,&quot;given&quot;:&quot;David Noel&quot;}],&quot;issued&quot;:{&quot;date-parts&quot;:[[&quot;1992&quot;]]}},&quot;locator&quot;:&quot;601&quot;,&quot;label&quot;:&quot;page&quot;}],&quot;schema&quot;:&quot;https://github.com/citation-style-language/schema/raw/master/csl-citation.json&quot;} RND6TAeJdxttJ"/></text:p></text:note-body></text:note></text:span><text:span text:style-name="T5"> </text:span><text:span text:style-name="T5"><text:note text:id="ftn21" text:note-class="footnote"><text:note-citation>22</text:note-citation><text:note-body><text:p text:style-name="Footnote"><text:reference-mark-start text:name="ZOTERO_ITEM CSL_CITATION {&quot;citationID&quot;:&quot;K7WQrxTx&quot;,&quot;properties&quot;:{&quot;formattedCitation&quot;:&quot;Walters, \\uc0\\u8220{}Jacob,\\uc0\\u8221{} 3:601.&quot;,&quot;plainCitation&quot;:&quot;Walters, “Jacob,” 3:601.&quot;,&quot;noteIndex&quot;:22},&quot;citationItems&quot;:[{&quot;id&quot;:135,&quot;uris&quot;:[&quot;http://zotero.org/users/4857872/items/PARMJZ9K&quot;],&quot;uri&quot;:[&quot;http://zotero.org/users/4857872/items/PARMJZ9K&quot;],&quot;itemData&quot;:{&quot;id&quot;:135,&quot;type&quot;:&quot;entry-encyclopedia&quot;,&quot;container-title&quot;:&quot;The Anchor Bible Dictionary&quot;,&quot;event-place&quot;:&quot;New York&quot;,&quot;language&quot;:&quot;en-US&quot;,&quot;number-of-volumes&quot;:&quot;6&quot;,&quot;page&quot;:&quot;599-606&quot;,&quot;publisher&quot;:&quot;Doubleday&quot;,&quot;publisher-place&quot;:&quot;New York&quot;,&quot;title&quot;:&quot;Jacob Narrative&quot;,&quot;title-short&quot;:&quot;Jacob&quot;,&quot;volume&quot;:&quot;3&quot;,&quot;author&quot;:[{&quot;family&quot;:&quot;Walters&quot;,&quot;given&quot;:&quot;Stanley D.&quot;}],&quot;editor&quot;:[{&quot;family&quot;:&quot;Freedman&quot;,&quot;given&quot;:&quot;David Noel&quot;}],&quot;issued&quot;:{&quot;date-parts&quot;:[[&quot;1992&quot;]]}},&quot;locator&quot;:&quot;601&quot;,&quot;label&quot;:&quot;page&quot;}],&quot;schema&quot;:&quot;https://github.com/citation-style-language/schema/raw/master/csl-citation.json&quot;} RNDpOHtw6YNj4"/><text:span text:style-name="T2">Walters, “Jacob,” 3:601.</text:span><text:reference-mark-end text:name="ZOTERO_ITEM CSL_CITATION {&quot;citationID&quot;:&quot;K7WQrxTx&quot;,&quot;properties&quot;:{&quot;formattedCitation&quot;:&quot;Walters, \\uc0\\u8220{}Jacob,\\uc0\\u8221{} 3:601.&quot;,&quot;plainCitation&quot;:&quot;Walters, “Jacob,” 3:601.&quot;,&quot;noteIndex&quot;:22},&quot;citationItems&quot;:[{&quot;id&quot;:135,&quot;uris&quot;:[&quot;http://zotero.org/users/4857872/items/PARMJZ9K&quot;],&quot;uri&quot;:[&quot;http://zotero.org/users/4857872/items/PARMJZ9K&quot;],&quot;itemData&quot;:{&quot;id&quot;:135,&quot;type&quot;:&quot;entry-encyclopedia&quot;,&quot;container-title&quot;:&quot;The Anchor Bible Dictionary&quot;,&quot;event-place&quot;:&quot;New York&quot;,&quot;language&quot;:&quot;en-US&quot;,&quot;number-of-volumes&quot;:&quot;6&quot;,&quot;page&quot;:&quot;599-606&quot;,&quot;publisher&quot;:&quot;Doubleday&quot;,&quot;publisher-place&quot;:&quot;New York&quot;,&quot;title&quot;:&quot;Jacob Narrative&quot;,&quot;title-short&quot;:&quot;Jacob&quot;,&quot;volume&quot;:&quot;3&quot;,&quot;author&quot;:[{&quot;family&quot;:&quot;Walters&quot;,&quot;given&quot;:&quot;Stanley D.&quot;}],&quot;editor&quot;:[{&quot;family&quot;:&quot;Freedman&quot;,&quot;given&quot;:&quot;David Noel&quot;}],&quot;issued&quot;:{&quot;date-parts&quot;:[[&quot;1992&quot;]]}},&quot;locator&quot;:&quot;601&quot;,&quot;label&quot;:&quot;page&quot;}],&quot;schema&quot;:&quot;https://github.com/citation-style-language/schema/raw/master/csl-citation.json&quot;} RNDpOHtw6YNj4"/></text:p></text:note-body></text:note></text:span></text:p>
      <text:p text:style-name="Standard"/>
      <text:p text:style-name="P2"><text:span text:style-name="T5">Anonymous dictionary article</text:span><text:span text:style-name="T5"><text:note text:id="ftn22" text:note-class="footnote"><text:note-citation>23</text:note-citation><text:note-body><text:p text:style-name="Footnote"><text:reference-mark-start text:name="ZOTERO_ITEM CSL_CITATION {&quot;citationID&quot;:&quot;iwHoNwVC&quot;,&quot;properties&quot;:{&quot;formattedCitation&quot;:&quot;F. L. Cross and E. A. Livingstone, eds., \\uc0\\u8220{}Canon of Scripture,\\uc0\\u8221{} in {\\i{}The Oxford Dictionary of the Christian Church}, 2nd ed. (Oxford: Oxford University Press, 1983), 232.&quot;,&quot;plainCitation&quot;:&quot;F. L. Cross and E. A. Livingstone, eds., “Canon of Scripture,” in The Oxford Dictionary of the Christian Church, 2nd ed. (Oxford: Oxford University Press, 1983), 232.&quot;,&quot;noteIndex&quot;:23},&quot;citationItems&quot;:[{&quot;id&quot;:145,&quot;uris&quot;:[&quot;http://zotero.org/users/4857872/items/CIA69ZAQ&quot;],&quot;uri&quot;:[&quot;http://zotero.org/users/4857872/items/CIA69ZAQ&quot;],&quot;itemData&quot;:{&quot;id&quot;:145,&quot;type&quot;:&quot;entry-dictionary&quot;,&quot;container-title&quot;:&quot;The Oxford Dictionary of the Christian Church&quot;,&quot;edition&quot;:&quot;2&quot;,&quot;event-place&quot;:&quot;Oxford&quot;,&quot;language&quot;:&quot;en-US&quot;,&quot;page&quot;:&quot;232&quot;,&quot;publisher&quot;:&quot;Oxford University Press&quot;,&quot;publisher-place&quot;:&quot;Oxford&quot;,&quot;title&quot;:&quot;Canon of Scripture&quot;,&quot;title-short&quot;:&quot;Canon&quot;,&quot;editor&quot;:[{&quot;family&quot;:&quot;Cross&quot;,&quot;given&quot;:&quot;F. L.&quot;},{&quot;family&quot;:&quot;Livingstone&quot;,&quot;given&quot;:&quot;E. A.&quot;}],&quot;issued&quot;:{&quot;date-parts&quot;:[[&quot;1983&quot;]]}},&quot;locator&quot;:&quot;232&quot;,&quot;label&quot;:&quot;page&quot;}],&quot;schema&quot;:&quot;https://github.com/citation-style-language/schema/raw/master/csl-citation.json&quot;} RND8LaWlYA9vk"/><text:span text:style-name="T3">F. L. Cross and E. A. Livingstone, eds., “Canon of Scripture,” in </text:span><text:span text:style-name="T4">The Oxford Dictionary of the Christian Church</text:span><text:span text:style-name="T3">, 2nd ed. (Oxford: Oxford University Press, 1983), 232.</text:span><text:reference-mark-end text:name="ZOTERO_ITEM CSL_CITATION {&quot;citationID&quot;:&quot;iwHoNwVC&quot;,&quot;properties&quot;:{&quot;formattedCitation&quot;:&quot;F. L. Cross and E. A. Livingstone, eds., \\uc0\\u8220{}Canon of Scripture,\\uc0\\u8221{} in {\\i{}The Oxford Dictionary of the Christian Church}, 2nd ed. (Oxford: Oxford University Press, 1983), 232.&quot;,&quot;plainCitation&quot;:&quot;F. L. Cross and E. A. Livingstone, eds., “Canon of Scripture,” in The Oxford Dictionary of the Christian Church, 2nd ed. (Oxford: Oxford University Press, 1983), 232.&quot;,&quot;noteIndex&quot;:23},&quot;citationItems&quot;:[{&quot;id&quot;:145,&quot;uris&quot;:[&quot;http://zotero.org/users/4857872/items/CIA69ZAQ&quot;],&quot;uri&quot;:[&quot;http://zotero.org/users/4857872/items/CIA69ZAQ&quot;],&quot;itemData&quot;:{&quot;id&quot;:145,&quot;type&quot;:&quot;entry-dictionary&quot;,&quot;container-title&quot;:&quot;The Oxford Dictionary of the Christian Church&quot;,&quot;edition&quot;:&quot;2&quot;,&quot;event-place&quot;:&quot;Oxford&quot;,&quot;language&quot;:&quot;en-US&quot;,&quot;page&quot;:&quot;232&quot;,&quot;publisher&quot;:&quot;Oxford University Press&quot;,&quot;publisher-place&quot;:&quot;Oxford&quot;,&quot;title&quot;:&quot;Canon of Scripture&quot;,&quot;title-short&quot;:&quot;Canon&quot;,&quot;editor&quot;:[{&quot;family&quot;:&quot;Cross&quot;,&quot;given&quot;:&quot;F. L.&quot;},{&quot;family&quot;:&quot;Livingstone&quot;,&quot;given&quot;:&quot;E. A.&quot;}],&quot;issued&quot;:{&quot;date-parts&quot;:[[&quot;1983&quot;]]}},&quot;locator&quot;:&quot;232&quot;,&quot;label&quot;:&quot;page&quot;}],&quot;schema&quot;:&quot;https://github.com/citation-style-language/schema/raw/master/csl-citation.json&quot;} RND8LaWlYA9vk"/></text:p></text:note-body></text:note></text:span><text:span text:style-name="T5"> </text:span><text:span text:style-name="T5"><text:note text:id="ftn23" text:note-class="footnote"><text:note-citation>24</text:note-citation><text:note-body><text:p text:style-name="Footnote"><text:reference-mark-start text:name="ZOTERO_ITEM CSL_CITATION {&quot;citationID&quot;:&quot;W6ldQDpw&quot;,&quot;properties&quot;:{&quot;formattedCitation&quot;:&quot;Cross and Livingstone, \\uc0\\u8220{}Canon,\\uc0\\u8221{} 233.&quot;,&quot;plainCitation&quot;:&quot;Cross and Livingstone, “Canon,” 233.&quot;,&quot;noteIndex&quot;:24},&quot;citationItems&quot;:[{&quot;id&quot;:145,&quot;uris&quot;:[&quot;http://zotero.org/users/4857872/items/CIA69ZAQ&quot;],&quot;uri&quot;:[&quot;http://zotero.org/users/4857872/items/CIA69ZAQ&quot;],&quot;itemData&quot;:{&quot;id&quot;:145,&quot;type&quot;:&quot;entry-dictionary&quot;,&quot;container-title&quot;:&quot;The Oxford Dictionary of the Christian Church&quot;,&quot;edition&quot;:&quot;2&quot;,&quot;event-place&quot;:&quot;Oxford&quot;,&quot;language&quot;:&quot;en-US&quot;,&quot;page&quot;:&quot;232&quot;,&quot;publisher&quot;:&quot;Oxford University Press&quot;,&quot;publisher-place&quot;:&quot;Oxford&quot;,&quot;title&quot;:&quot;Canon of Scripture&quot;,&quot;title-short&quot;:&quot;Canon&quot;,&quot;editor&quot;:[{&quot;family&quot;:&quot;Cross&quot;,&quot;given&quot;:&quot;F. L.&quot;},{&quot;family&quot;:&quot;Livingstone&quot;,&quot;given&quot;:&quot;E. A.&quot;}],&quot;issued&quot;:{&quot;date-parts&quot;:[[&quot;1983&quot;]]}},&quot;locator&quot;:&quot;233&quot;,&quot;label&quot;:&quot;page&quot;}],&quot;schema&quot;:&quot;https://github.com/citation-style-language/schema/raw/master/csl-citation.json&quot;} RNDhaJNogxj4T"/><text:span text:style-name="T2">Cross and Livingstone, “Canon,” 233.</text:span><text:reference-mark-end text:name="ZOTERO_ITEM CSL_CITATION {&quot;citationID&quot;:&quot;W6ldQDpw&quot;,&quot;properties&quot;:{&quot;formattedCitation&quot;:&quot;Cross and Livingstone, \\uc0\\u8220{}Canon,\\uc0\\u8221{} 233.&quot;,&quot;plainCitation&quot;:&quot;Cross and Livingstone, “Canon,” 233.&quot;,&quot;noteIndex&quot;:24},&quot;citationItems&quot;:[{&quot;id&quot;:145,&quot;uris&quot;:[&quot;http://zotero.org/users/4857872/items/CIA69ZAQ&quot;],&quot;uri&quot;:[&quot;http://zotero.org/users/4857872/items/CIA69ZAQ&quot;],&quot;itemData&quot;:{&quot;id&quot;:145,&quot;type&quot;:&quot;entry-dictionary&quot;,&quot;container-title&quot;:&quot;The Oxford Dictionary of the Christian Church&quot;,&quot;edition&quot;:&quot;2&quot;,&quot;event-place&quot;:&quot;Oxford&quot;,&quot;language&quot;:&quot;en-US&quot;,&quot;page&quot;:&quot;232&quot;,&quot;publisher&quot;:&quot;Oxford University Press&quot;,&quot;publisher-place&quot;:&quot;Oxford&quot;,&quot;title&quot;:&quot;Canon of Scripture&quot;,&quot;title-short&quot;:&quot;Canon&quot;,&quot;editor&quot;:[{&quot;family&quot;:&quot;Cross&quot;,&quot;given&quot;:&quot;F. L.&quot;},{&quot;family&quot;:&quot;Livingstone&quot;,&quot;given&quot;:&quot;E. A.&quot;}],&quot;issued&quot;:{&quot;date-parts&quot;:[[&quot;1983&quot;]]}},&quot;locator&quot;:&quot;233&quot;,&quot;label&quot;:&quot;page&quot;}],&quot;schema&quot;:&quot;https://github.com/citation-style-language/schema/raw/master/csl-citation.json&quot;} RNDhaJNogxj4T"/></text:p></text:note-body></text:note></text:span></text:p>
      <text:p text:style-name="Standard"><text:soft-page-break/></text:p>
      <text:p text:style-name="P2"><text:span text:style-name="T5">Classical or ancient text (document within a book)</text:span><text:span text:style-name="T5"><text:note text:id="ftn24" text:note-class="footnote"><text:note-citation>25</text:note-citation><text:note-body><text:p text:style-name="Footnote"><text:reference-mark-start text:name="ZOTERO_ITEM CSL_CITATION {&quot;citationID&quot;:&quot;xtYotwj7&quot;,&quot;properties&quot;:{&quot;formattedCitation&quot;:&quot;Martin Luther, \\uc0\\u8220{}Disputation on the Power and Efficacy of Indulgences,\\uc0\\u8221{} in {\\i{}Luther\\uc0\\u8217{}s Works: Career of the Reformer: I}, ed. Harold J. Grimm; trans. C. M. Jacobs (St. Louis, MO: Concordia, 1958), 31:22\\uc0\\u8211{}23.&quot;,&quot;plainCitation&quot;:&quot;Martin Luther, “Disputation on the Power and Efficacy of Indulgences,” in Luther’s Works: Career of the Reformer: I, ed. Harold J. Grimm; trans. C. M. Jacobs (St. Louis, MO: Concordia, 1958), 31:22–23.&quot;,&quot;noteIndex&quot;:25},&quot;citationItems&quot;:[{&quot;id&quot;:137,&quot;uris&quot;:[&quot;http://zotero.org/users/4857872/items/M356YSHY&quot;],&quot;uri&quot;:[&quot;http://zotero.org/users/4857872/items/M356YSHY&quot;],&quot;itemData&quot;:{&quot;id&quot;:137,&quot;type&quot;:&quot;chapter&quot;,&quot;container-title&quot;:&quot;Luther’s Works: Career of the Reformer: I&quot;,&quot;event-place&quot;:&quot;St. Louis, MO&quot;,&quot;language&quot;:&quot;en-US&quot;,&quot;number-of-volumes&quot;:&quot;55&quot;,&quot;page&quot;:&quot;17-33&quot;,&quot;publisher&quot;:&quot;Concordia&quot;,&quot;publisher-place&quot;:&quot;St. Louis, MO&quot;,&quot;title&quot;:&quot;Disputation on the Power and Efficacy of Indulgences&quot;,&quot;title-short&quot;:&quot;Disputation&quot;,&quot;volume&quot;:&quot;31&quot;,&quot;author&quot;:[{&quot;family&quot;:&quot;Luther&quot;,&quot;given&quot;:&quot;Martin&quot;}],&quot;editor&quot;:[{&quot;family&quot;:&quot;Grimm&quot;,&quot;given&quot;:&quot;Harold J.&quot;}],&quot;translator&quot;:[{&quot;family&quot;:&quot;Jacobs&quot;,&quot;given&quot;:&quot;C. M.&quot;}],&quot;issued&quot;:{&quot;date-parts&quot;:[[&quot;1958&quot;]]}},&quot;locator&quot;:&quot;22-23&quot;,&quot;label&quot;:&quot;page&quot;}],&quot;schema&quot;:&quot;https://github.com/citation-style-language/schema/raw/master/csl-citation.json&quot;} RNDTNReDbQShr"/><text:span text:style-name="T3">Martin Luther, “Disputation on the Power and Efficacy of Indulgences,” in </text:span><text:span text:style-name="T4">Luther’s Works: Career of the Reformer: I</text:span><text:span text:style-name="T3">, ed. Harold J. Grimm; trans. C. M. Jacobs (St. Louis, MO: Concordia, 1958), 31:22–23.</text:span><text:reference-mark-end text:name="ZOTERO_ITEM CSL_CITATION {&quot;citationID&quot;:&quot;xtYotwj7&quot;,&quot;properties&quot;:{&quot;formattedCitation&quot;:&quot;Martin Luther, \\uc0\\u8220{}Disputation on the Power and Efficacy of Indulgences,\\uc0\\u8221{} in {\\i{}Luther\\uc0\\u8217{}s Works: Career of the Reformer: I}, ed. Harold J. Grimm; trans. C. M. Jacobs (St. Louis, MO: Concordia, 1958), 31:22\\uc0\\u8211{}23.&quot;,&quot;plainCitation&quot;:&quot;Martin Luther, “Disputation on the Power and Efficacy of Indulgences,” in Luther’s Works: Career of the Reformer: I, ed. Harold J. Grimm; trans. C. M. Jacobs (St. Louis, MO: Concordia, 1958), 31:22–23.&quot;,&quot;noteIndex&quot;:25},&quot;citationItems&quot;:[{&quot;id&quot;:137,&quot;uris&quot;:[&quot;http://zotero.org/users/4857872/items/M356YSHY&quot;],&quot;uri&quot;:[&quot;http://zotero.org/users/4857872/items/M356YSHY&quot;],&quot;itemData&quot;:{&quot;id&quot;:137,&quot;type&quot;:&quot;chapter&quot;,&quot;container-title&quot;:&quot;Luther’s Works: Career of the Reformer: I&quot;,&quot;event-place&quot;:&quot;St. Louis, MO&quot;,&quot;language&quot;:&quot;en-US&quot;,&quot;number-of-volumes&quot;:&quot;55&quot;,&quot;page&quot;:&quot;17-33&quot;,&quot;publisher&quot;:&quot;Concordia&quot;,&quot;publisher-place&quot;:&quot;St. Louis, MO&quot;,&quot;title&quot;:&quot;Disputation on the Power and Efficacy of Indulgences&quot;,&quot;title-short&quot;:&quot;Disputation&quot;,&quot;volume&quot;:&quot;31&quot;,&quot;author&quot;:[{&quot;family&quot;:&quot;Luther&quot;,&quot;given&quot;:&quot;Martin&quot;}],&quot;editor&quot;:[{&quot;family&quot;:&quot;Grimm&quot;,&quot;given&quot;:&quot;Harold J.&quot;}],&quot;translator&quot;:[{&quot;family&quot;:&quot;Jacobs&quot;,&quot;given&quot;:&quot;C. M.&quot;}],&quot;issued&quot;:{&quot;date-parts&quot;:[[&quot;1958&quot;]]}},&quot;locator&quot;:&quot;22-23&quot;,&quot;label&quot;:&quot;page&quot;}],&quot;schema&quot;:&quot;https://github.com/citation-style-language/schema/raw/master/csl-citation.json&quot;} RNDTNReDbQShr"/></text:p></text:note-body></text:note></text:span><text:span text:style-name="T5"> </text:span><text:span text:style-name="T5"><text:note text:id="ftn25" text:note-class="footnote"><text:note-citation>26</text:note-citation><text:note-body><text:p text:style-name="Footnote"><text:reference-mark-start text:name="ZOTERO_ITEM CSL_CITATION {&quot;citationID&quot;:&quot;xFpcHxEV&quot;,&quot;properties&quot;:{&quot;formattedCitation&quot;:&quot;Luther, \\uc0\\u8220{}Disputation,\\uc0\\u8221{} 31:19.&quot;,&quot;plainCitation&quot;:&quot;Luther, “Disputation,” 31:19.&quot;,&quot;noteIndex&quot;:26},&quot;citationItems&quot;:[{&quot;id&quot;:137,&quot;uris&quot;:[&quot;http://zotero.org/users/4857872/items/M356YSHY&quot;],&quot;uri&quot;:[&quot;http://zotero.org/users/4857872/items/M356YSHY&quot;],&quot;itemData&quot;:{&quot;id&quot;:137,&quot;type&quot;:&quot;chapter&quot;,&quot;container-title&quot;:&quot;Luther’s Works: Career of the Reformer: I&quot;,&quot;event-place&quot;:&quot;St. Louis, MO&quot;,&quot;language&quot;:&quot;en-US&quot;,&quot;number-of-volumes&quot;:&quot;55&quot;,&quot;page&quot;:&quot;17-33&quot;,&quot;publisher&quot;:&quot;Concordia&quot;,&quot;publisher-place&quot;:&quot;St. Louis, MO&quot;,&quot;title&quot;:&quot;Disputation on the Power and Efficacy of Indulgences&quot;,&quot;title-short&quot;:&quot;Disputation&quot;,&quot;volume&quot;:&quot;31&quot;,&quot;author&quot;:[{&quot;family&quot;:&quot;Luther&quot;,&quot;given&quot;:&quot;Martin&quot;}],&quot;editor&quot;:[{&quot;family&quot;:&quot;Grimm&quot;,&quot;given&quot;:&quot;Harold J.&quot;}],&quot;translator&quot;:[{&quot;family&quot;:&quot;Jacobs&quot;,&quot;given&quot;:&quot;C. M.&quot;}],&quot;issued&quot;:{&quot;date-parts&quot;:[[&quot;1958&quot;]]}},&quot;locator&quot;:&quot;19&quot;,&quot;label&quot;:&quot;page&quot;}],&quot;schema&quot;:&quot;https://github.com/citation-style-language/schema/raw/master/csl-citation.json&quot;} RNDpqUUH98xUf"/><text:span text:style-name="T2">Luther, “Disputation,” 31:19.</text:span><text:reference-mark-end text:name="ZOTERO_ITEM CSL_CITATION {&quot;citationID&quot;:&quot;xFpcHxEV&quot;,&quot;properties&quot;:{&quot;formattedCitation&quot;:&quot;Luther, \\uc0\\u8220{}Disputation,\\uc0\\u8221{} 31:19.&quot;,&quot;plainCitation&quot;:&quot;Luther, “Disputation,” 31:19.&quot;,&quot;noteIndex&quot;:26},&quot;citationItems&quot;:[{&quot;id&quot;:137,&quot;uris&quot;:[&quot;http://zotero.org/users/4857872/items/M356YSHY&quot;],&quot;uri&quot;:[&quot;http://zotero.org/users/4857872/items/M356YSHY&quot;],&quot;itemData&quot;:{&quot;id&quot;:137,&quot;type&quot;:&quot;chapter&quot;,&quot;container-title&quot;:&quot;Luther’s Works: Career of the Reformer: I&quot;,&quot;event-place&quot;:&quot;St. Louis, MO&quot;,&quot;language&quot;:&quot;en-US&quot;,&quot;number-of-volumes&quot;:&quot;55&quot;,&quot;page&quot;:&quot;17-33&quot;,&quot;publisher&quot;:&quot;Concordia&quot;,&quot;publisher-place&quot;:&quot;St. Louis, MO&quot;,&quot;title&quot;:&quot;Disputation on the Power and Efficacy of Indulgences&quot;,&quot;title-short&quot;:&quot;Disputation&quot;,&quot;volume&quot;:&quot;31&quot;,&quot;author&quot;:[{&quot;family&quot;:&quot;Luther&quot;,&quot;given&quot;:&quot;Martin&quot;}],&quot;editor&quot;:[{&quot;family&quot;:&quot;Grimm&quot;,&quot;given&quot;:&quot;Harold J.&quot;}],&quot;translator&quot;:[{&quot;family&quot;:&quot;Jacobs&quot;,&quot;given&quot;:&quot;C. M.&quot;}],&quot;issued&quot;:{&quot;date-parts&quot;:[[&quot;1958&quot;]]}},&quot;locator&quot;:&quot;19&quot;,&quot;label&quot;:&quot;page&quot;}],&quot;schema&quot;:&quot;https://github.com/citation-style-language/schema/raw/master/csl-citation.json&quot;} RNDpqUUH98xUf"/></text:p></text:note-body></text:note></text:span></text:p>
      <text:p text:style-name="Standard"/>
      <text:p text:style-name="P2"><text:span text:style-name="T5">ANF/NPNF/CCEL </text:span></text:p>
      <text:p text:style-name="Standard"/>
      <text:p text:style-name="P2"><text:span text:style-name="T6">Journal article</text:span><text:span text:style-name="T6"><text:note text:id="ftn26" text:note-class="footnote"><text:note-citation>27</text:note-citation><text:note-body><text:p text:style-name="Footnote"><text:reference-mark-start text:name="ZOTERO_ITEM CSL_CITATION {&quot;citationID&quot;:&quot;Zl7SL2Wq&quot;,&quot;properties&quot;:{&quot;formattedCitation&quot;:&quot;B. O. Long, \\uc0\\u8220{}A Darkness Between Brothers: Solomon and Adonijah,\\uc0\\u8221{} {\\i{}J. Study Old Testam.} 19 (1981): 79.&quot;,&quot;plainCitation&quot;:&quot;B. O. Long, “A Darkness Between Brothers: Solomon and Adonijah,” J. Study Old Testam. 19 (1981): 79.&quot;,&quot;noteIndex&quot;:27},&quot;citationItems&quot;:[{&quot;id&quot;:138,&quot;uris&quot;:[&quot;http://zotero.org/users/4857872/items/QLPDYU25&quot;],&quot;uri&quot;:[&quot;http://zotero.org/users/4857872/items/QLPDYU25&quot;],&quot;itemData&quot;:{&quot;id&quot;:138,&quot;type&quot;:&quot;article-journal&quot;,&quot;container-title&quot;:&quot;Journal for the Study of the Old Testament&quot;,&quot;language&quot;:&quot;en-US&quot;,&quot;page&quot;:&quot;79-94&quot;,&quot;title&quot;:&quot;A Darkness Between Brothers: Solomon and Adonijah&quot;,&quot;title-short&quot;:&quot;Darkness&quot;,&quot;volume&quot;:&quot;19&quot;,&quot;author&quot;:[{&quot;family&quot;:&quot;Long&quot;,&quot;given&quot;:&quot;B. O.&quot;}],&quot;issued&quot;:{&quot;date-parts&quot;:[[&quot;1981&quot;]]}},&quot;locator&quot;:&quot;79&quot;,&quot;label&quot;:&quot;page&quot;}],&quot;schema&quot;:&quot;https://github.com/citation-style-language/schema/raw/master/csl-citation.json&quot;} RNDyHeYO7DRJM"/><text:span text:style-name="T3">B. O. Long, “A Darkness Between Brothers: Solomon and Adonijah,” </text:span><text:span text:style-name="T4">J. Study Old Testam.</text:span><text:span text:style-name="T3"> 19 (1981): 79.</text:span><text:reference-mark-end text:name="ZOTERO_ITEM CSL_CITATION {&quot;citationID&quot;:&quot;Zl7SL2Wq&quot;,&quot;properties&quot;:{&quot;formattedCitation&quot;:&quot;B. O. Long, \\uc0\\u8220{}A Darkness Between Brothers: Solomon and Adonijah,\\uc0\\u8221{} {\\i{}J. Study Old Testam.} 19 (1981): 79.&quot;,&quot;plainCitation&quot;:&quot;B. O. Long, “A Darkness Between Brothers: Solomon and Adonijah,” J. Study Old Testam. 19 (1981): 79.&quot;,&quot;noteIndex&quot;:27},&quot;citationItems&quot;:[{&quot;id&quot;:138,&quot;uris&quot;:[&quot;http://zotero.org/users/4857872/items/QLPDYU25&quot;],&quot;uri&quot;:[&quot;http://zotero.org/users/4857872/items/QLPDYU25&quot;],&quot;itemData&quot;:{&quot;id&quot;:138,&quot;type&quot;:&quot;article-journal&quot;,&quot;container-title&quot;:&quot;Journal for the Study of the Old Testament&quot;,&quot;language&quot;:&quot;en-US&quot;,&quot;page&quot;:&quot;79-94&quot;,&quot;title&quot;:&quot;A Darkness Between Brothers: Solomon and Adonijah&quot;,&quot;title-short&quot;:&quot;Darkness&quot;,&quot;volume&quot;:&quot;19&quot;,&quot;author&quot;:[{&quot;family&quot;:&quot;Long&quot;,&quot;given&quot;:&quot;B. O.&quot;}],&quot;issued&quot;:{&quot;date-parts&quot;:[[&quot;1981&quot;]]}},&quot;locator&quot;:&quot;79&quot;,&quot;label&quot;:&quot;page&quot;}],&quot;schema&quot;:&quot;https://github.com/citation-style-language/schema/raw/master/csl-citation.json&quot;} RNDyHeYO7DRJM"/></text:p></text:note-body></text:note></text:span><text:span text:style-name="T6"> </text:span><text:span text:style-name="T6"><text:note text:id="ftn27" text:note-class="footnote"><text:note-citation>28</text:note-citation><text:note-body><text:p text:style-name="Footnote"><text:reference-mark-start text:name="ZOTERO_ITEM CSL_CITATION {&quot;citationID&quot;:&quot;c2rNJYr8&quot;,&quot;properties&quot;:{&quot;formattedCitation&quot;:&quot;Long, \\uc0\\u8220{}Darkness,\\uc0\\u8221{} 79\\uc0\\u8211{}81.&quot;,&quot;plainCitation&quot;:&quot;Long, “Darkness,” 79–81.&quot;,&quot;noteIndex&quot;:28},&quot;citationItems&quot;:[{&quot;id&quot;:138,&quot;uris&quot;:[&quot;http://zotero.org/users/4857872/items/QLPDYU25&quot;],&quot;uri&quot;:[&quot;http://zotero.org/users/4857872/items/QLPDYU25&quot;],&quot;itemData&quot;:{&quot;id&quot;:138,&quot;type&quot;:&quot;article-journal&quot;,&quot;container-title&quot;:&quot;Journal for the Study of the Old Testament&quot;,&quot;language&quot;:&quot;en-US&quot;,&quot;page&quot;:&quot;79-94&quot;,&quot;title&quot;:&quot;A Darkness Between Brothers: Solomon and Adonijah&quot;,&quot;title-short&quot;:&quot;Darkness&quot;,&quot;volume&quot;:&quot;19&quot;,&quot;author&quot;:[{&quot;family&quot;:&quot;Long&quot;,&quot;given&quot;:&quot;B. O.&quot;}],&quot;issued&quot;:{&quot;date-parts&quot;:[[&quot;1981&quot;]]}},&quot;locator&quot;:&quot;79-81&quot;,&quot;label&quot;:&quot;page&quot;}],&quot;schema&quot;:&quot;https://github.com/citation-style-language/schema/raw/master/csl-citation.json&quot;} RNDu7glWzGs47"/><text:span text:style-name="T2">Long, “Darkness,” 79–81.</text:span><text:reference-mark-end text:name="ZOTERO_ITEM CSL_CITATION {&quot;citationID&quot;:&quot;c2rNJYr8&quot;,&quot;properties&quot;:{&quot;formattedCitation&quot;:&quot;Long, \\uc0\\u8220{}Darkness,\\uc0\\u8221{} 79\\uc0\\u8211{}81.&quot;,&quot;plainCitation&quot;:&quot;Long, “Darkness,” 79–81.&quot;,&quot;noteIndex&quot;:28},&quot;citationItems&quot;:[{&quot;id&quot;:138,&quot;uris&quot;:[&quot;http://zotero.org/users/4857872/items/QLPDYU25&quot;],&quot;uri&quot;:[&quot;http://zotero.org/users/4857872/items/QLPDYU25&quot;],&quot;itemData&quot;:{&quot;id&quot;:138,&quot;type&quot;:&quot;article-journal&quot;,&quot;container-title&quot;:&quot;Journal for the Study of the Old Testament&quot;,&quot;language&quot;:&quot;en-US&quot;,&quot;page&quot;:&quot;79-94&quot;,&quot;title&quot;:&quot;A Darkness Between Brothers: Solomon and Adonijah&quot;,&quot;title-short&quot;:&quot;Darkness&quot;,&quot;volume&quot;:&quot;19&quot;,&quot;author&quot;:[{&quot;family&quot;:&quot;Long&quot;,&quot;given&quot;:&quot;B. O.&quot;}],&quot;issued&quot;:{&quot;date-parts&quot;:[[&quot;1981&quot;]]}},&quot;locator&quot;:&quot;79-81&quot;,&quot;label&quot;:&quot;page&quot;}],&quot;schema&quot;:&quot;https://github.com/citation-style-language/schema/raw/master/csl-citation.json&quot;} RNDu7glWzGs47"/></text:p></text:note-body></text:note></text:span></text:p>
      <text:p text:style-name="Standard"/>
      <text:p text:style-name="P2"><text:span text:style-name="T5">Journal article viewed online</text:span><text:span text:style-name="T5"><text:note text:id="ftn28" text:note-class="footnote"><text:note-citation>29</text:note-citation><text:note-body><text:p text:style-name="Footnote"><text:reference-mark-start text:name="ZOTERO_ITEM CSL_CITATION {&quot;citationID&quot;:&quot;0HEA6xHJ&quot;,&quot;properties&quot;:{&quot;formattedCitation&quot;:&quot;Rolf Jacobson, \\uc0\\u8220{}A Freedom That Is No Freedom: Jeremiah 34 and the Sabbatical Principle,\\uc0\\u8221{} {\\i{}Word World} 22.4 (2002): 400\\uc0\\u8211{}401.&quot;,&quot;plainCitation&quot;:&quot;Rolf Jacobson, “A Freedom That Is No Freedom: Jeremiah 34 and the Sabbatical Principle,” Word World 22.4 (2002): 400–401.&quot;,&quot;noteIndex&quot;:29},&quot;citationItems&quot;:[{&quot;id&quot;:140,&quot;uris&quot;:[&quot;http://zotero.org/users/4857872/items/C9TU54FI&quot;],&quot;uri&quot;:[&quot;http://zotero.org/users/4857872/items/C9TU54FI&quot;],&quot;itemData&quot;:{&quot;id&quot;:140,&quot;type&quot;:&quot;article-journal&quot;,&quot;container-title&quot;:&quot;Word &amp; World&quot;,&quot;issue&quot;:&quot;4&quot;,&quot;language&quot;:&quot;en-US&quot;,&quot;page&quot;:&quot;396-405&quot;,&quot;title&quot;:&quot;A Freedom That Is No Freedom: Jeremiah 34 and the Sabbatical Principle&quot;,&quot;title-short&quot;:&quot;Freedom&quot;,&quot;volume&quot;:&quot;22&quot;,&quot;author&quot;:[{&quot;family&quot;:&quot;Jacobson&quot;,&quot;given&quot;:&quot;Rolf&quot;}],&quot;issued&quot;:{&quot;date-parts&quot;:[[&quot;2002&quot;]]}},&quot;locator&quot;:&quot;400-401&quot;,&quot;label&quot;:&quot;page&quot;}],&quot;schema&quot;:&quot;https://github.com/citation-style-language/schema/raw/master/csl-citation.json&quot;} RNDBChGqP5kHz"/><text:span text:style-name="T3">Rolf Jacobson, “A Freedom That Is No Freedom: Jeremiah 34 and the Sabbatical Principle,” </text:span><text:span text:style-name="T4">Word World</text:span><text:span text:style-name="T3"> 22.4 (2002): 400–401.</text:span><text:reference-mark-end text:name="ZOTERO_ITEM CSL_CITATION {&quot;citationID&quot;:&quot;0HEA6xHJ&quot;,&quot;properties&quot;:{&quot;formattedCitation&quot;:&quot;Rolf Jacobson, \\uc0\\u8220{}A Freedom That Is No Freedom: Jeremiah 34 and the Sabbatical Principle,\\uc0\\u8221{} {\\i{}Word World} 22.4 (2002): 400\\uc0\\u8211{}401.&quot;,&quot;plainCitation&quot;:&quot;Rolf Jacobson, “A Freedom That Is No Freedom: Jeremiah 34 and the Sabbatical Principle,” Word World 22.4 (2002): 400–401.&quot;,&quot;noteIndex&quot;:29},&quot;citationItems&quot;:[{&quot;id&quot;:140,&quot;uris&quot;:[&quot;http://zotero.org/users/4857872/items/C9TU54FI&quot;],&quot;uri&quot;:[&quot;http://zotero.org/users/4857872/items/C9TU54FI&quot;],&quot;itemData&quot;:{&quot;id&quot;:140,&quot;type&quot;:&quot;article-journal&quot;,&quot;container-title&quot;:&quot;Word &amp; World&quot;,&quot;issue&quot;:&quot;4&quot;,&quot;language&quot;:&quot;en-US&quot;,&quot;page&quot;:&quot;396-405&quot;,&quot;title&quot;:&quot;A Freedom That Is No Freedom: Jeremiah 34 and the Sabbatical Principle&quot;,&quot;title-short&quot;:&quot;Freedom&quot;,&quot;volume&quot;:&quot;22&quot;,&quot;author&quot;:[{&quot;family&quot;:&quot;Jacobson&quot;,&quot;given&quot;:&quot;Rolf&quot;}],&quot;issued&quot;:{&quot;date-parts&quot;:[[&quot;2002&quot;]]}},&quot;locator&quot;:&quot;400-401&quot;,&quot;label&quot;:&quot;page&quot;}],&quot;schema&quot;:&quot;https://github.com/citation-style-language/schema/raw/master/csl-citation.json&quot;} RNDBChGqP5kHz"/></text:p></text:note-body></text:note></text:span><text:span text:style-name="T5"> </text:span><text:span text:style-name="T5"><text:note text:id="ftn29" text:note-class="footnote"><text:note-citation>30</text:note-citation><text:note-body><text:p text:style-name="Footnote"><text:reference-mark-start text:name="ZOTERO_ITEM CSL_CITATION {&quot;citationID&quot;:&quot;HAU5sM0B&quot;,&quot;properties&quot;:{&quot;formattedCitation&quot;:&quot;Jacobson, \\uc0\\u8220{}Freedom,\\uc0\\u8221{} 402\\uc0\\u8211{}403.&quot;,&quot;plainCitation&quot;:&quot;Jacobson, “Freedom,” 402–403.&quot;,&quot;noteIndex&quot;:30},&quot;citationItems&quot;:[{&quot;id&quot;:140,&quot;uris&quot;:[&quot;http://zotero.org/users/4857872/items/C9TU54FI&quot;],&quot;uri&quot;:[&quot;http://zotero.org/users/4857872/items/C9TU54FI&quot;],&quot;itemData&quot;:{&quot;id&quot;:140,&quot;type&quot;:&quot;article-journal&quot;,&quot;container-title&quot;:&quot;Word &amp; World&quot;,&quot;issue&quot;:&quot;4&quot;,&quot;language&quot;:&quot;en-US&quot;,&quot;page&quot;:&quot;396-405&quot;,&quot;title&quot;:&quot;A Freedom That Is No Freedom: Jeremiah 34 and the Sabbatical Principle&quot;,&quot;title-short&quot;:&quot;Freedom&quot;,&quot;volume&quot;:&quot;22&quot;,&quot;author&quot;:[{&quot;family&quot;:&quot;Jacobson&quot;,&quot;given&quot;:&quot;Rolf&quot;}],&quot;issued&quot;:{&quot;date-parts&quot;:[[&quot;2002&quot;]]}},&quot;locator&quot;:&quot;402-403&quot;,&quot;label&quot;:&quot;page&quot;}],&quot;schema&quot;:&quot;https://github.com/citation-style-language/schema/raw/master/csl-citation.json&quot;} RNDrQy29y6OkM"/><text:span text:style-name="T2">Jacobson, “Freedom,” 402–403.</text:span><text:reference-mark-end text:name="ZOTERO_ITEM CSL_CITATION {&quot;citationID&quot;:&quot;HAU5sM0B&quot;,&quot;properties&quot;:{&quot;formattedCitation&quot;:&quot;Jacobson, \\uc0\\u8220{}Freedom,\\uc0\\u8221{} 402\\uc0\\u8211{}403.&quot;,&quot;plainCitation&quot;:&quot;Jacobson, “Freedom,” 402–403.&quot;,&quot;noteIndex&quot;:30},&quot;citationItems&quot;:[{&quot;id&quot;:140,&quot;uris&quot;:[&quot;http://zotero.org/users/4857872/items/C9TU54FI&quot;],&quot;uri&quot;:[&quot;http://zotero.org/users/4857872/items/C9TU54FI&quot;],&quot;itemData&quot;:{&quot;id&quot;:140,&quot;type&quot;:&quot;article-journal&quot;,&quot;container-title&quot;:&quot;Word &amp; World&quot;,&quot;issue&quot;:&quot;4&quot;,&quot;language&quot;:&quot;en-US&quot;,&quot;page&quot;:&quot;396-405&quot;,&quot;title&quot;:&quot;A Freedom That Is No Freedom: Jeremiah 34 and the Sabbatical Principle&quot;,&quot;title-short&quot;:&quot;Freedom&quot;,&quot;volume&quot;:&quot;22&quot;,&quot;author&quot;:[{&quot;family&quot;:&quot;Jacobson&quot;,&quot;given&quot;:&quot;Rolf&quot;}],&quot;issued&quot;:{&quot;date-parts&quot;:[[&quot;2002&quot;]]}},&quot;locator&quot;:&quot;402-403&quot;,&quot;label&quot;:&quot;page&quot;}],&quot;schema&quot;:&quot;https://github.com/citation-style-language/schema/raw/master/csl-citation.json&quot;} RNDrQy29y6OkM"/></text:p></text:note-body></text:note></text:span></text:p>
      <text:p text:style-name="Standard"/>
      <text:p text:style-name="P2"><text:span text:style-name="T5">Magazine/newspaper article</text:span><text:span text:style-name="T5"><text:note text:id="ftn30" text:note-class="footnote"><text:note-citation>31</text:note-citation><text:note-body><text:p text:style-name="Footnote"><text:reference-mark-start text:name="ZOTERO_ITEM CSL_CITATION {&quot;citationID&quot;:&quot;OisAoRyE&quot;,&quot;properties&quot;:{&quot;formattedCitation&quot;:&quot;Tim Stafford, \\uc0\\u8220{}A Tale of Two Scientists,\\uc0\\u8221{} {\\i{}Christianity Today} July (2012): 27.&quot;,&quot;plainCitation&quot;:&quot;Tim Stafford, “A Tale of Two Scientists,” Christianity Today July (2012): 27.&quot;,&quot;noteIndex&quot;:31},&quot;citationItems&quot;:[{&quot;id&quot;:153,&quot;uris&quot;:[&quot;http://zotero.org/users/4857872/items/ARRQWRAW&quot;],&quot;uri&quot;:[&quot;http://zotero.org/users/4857872/items/ARRQWRAW&quot;],&quot;itemData&quot;:{&quot;id&quot;:153,&quot;type&quot;:&quot;article-magazine&quot;,&quot;container-title&quot;:&quot;Christianity Today&quot;,&quot;language&quot;:&quot;en-US&quot;,&quot;page&quot;:&quot;22-29&quot;,&quot;title&quot;:&quot;A Tale of Two Scientists&quot;,&quot;title-short&quot;:&quot;Tale&quot;,&quot;author&quot;:[{&quot;family&quot;:&quot;Stafford&quot;,&quot;given&quot;:&quot;Tim&quot;}],&quot;issued&quot;:{&quot;date-parts&quot;:[[&quot;2012&quot;,7]]}},&quot;locator&quot;:&quot;27&quot;,&quot;label&quot;:&quot;page&quot;}],&quot;schema&quot;:&quot;https://github.com/citation-style-language/schema/raw/master/csl-citation.json&quot;} RNDvqxKyz8AzI"/><text:span text:style-name="T3">Tim Stafford, “A Tale of Two Scientists,” </text:span><text:span text:style-name="T4">Christianity Today</text:span><text:span text:style-name="T3"> July (2012): 27.</text:span><text:reference-mark-end text:name="ZOTERO_ITEM CSL_CITATION {&quot;citationID&quot;:&quot;OisAoRyE&quot;,&quot;properties&quot;:{&quot;formattedCitation&quot;:&quot;Tim Stafford, \\uc0\\u8220{}A Tale of Two Scientists,\\uc0\\u8221{} {\\i{}Christianity Today} July (2012): 27.&quot;,&quot;plainCitation&quot;:&quot;Tim Stafford, “A Tale of Two Scientists,” Christianity Today July (2012): 27.&quot;,&quot;noteIndex&quot;:31},&quot;citationItems&quot;:[{&quot;id&quot;:153,&quot;uris&quot;:[&quot;http://zotero.org/users/4857872/items/ARRQWRAW&quot;],&quot;uri&quot;:[&quot;http://zotero.org/users/4857872/items/ARRQWRAW&quot;],&quot;itemData&quot;:{&quot;id&quot;:153,&quot;type&quot;:&quot;article-magazine&quot;,&quot;container-title&quot;:&quot;Christianity Today&quot;,&quot;language&quot;:&quot;en-US&quot;,&quot;page&quot;:&quot;22-29&quot;,&quot;title&quot;:&quot;A Tale of Two Scientists&quot;,&quot;title-short&quot;:&quot;Tale&quot;,&quot;author&quot;:[{&quot;family&quot;:&quot;Stafford&quot;,&quot;given&quot;:&quot;Tim&quot;}],&quot;issued&quot;:{&quot;date-parts&quot;:[[&quot;2012&quot;,7]]}},&quot;locator&quot;:&quot;27&quot;,&quot;label&quot;:&quot;page&quot;}],&quot;schema&quot;:&quot;https://github.com/citation-style-language/schema/raw/master/csl-citation.json&quot;} RNDvqxKyz8AzI"/></text:p></text:note-body></text:note></text:span><text:span text:style-name="T5"> </text:span><text:span text:style-name="T5"><text:note text:id="ftn31" text:note-class="footnote"><text:note-citation>32</text:note-citation><text:note-body><text:p text:style-name="Footnote"><text:reference-mark-start text:name="ZOTERO_ITEM CSL_CITATION {&quot;citationID&quot;:&quot;bU5oxamW&quot;,&quot;properties&quot;:{&quot;formattedCitation&quot;:&quot;Stafford, \\uc0\\u8220{}Tale,\\uc0\\u8221{} 27.&quot;,&quot;plainCitation&quot;:&quot;Stafford, “Tale,” 27.&quot;,&quot;noteIndex&quot;:32},&quot;citationItems&quot;:[{&quot;id&quot;:153,&quot;uris&quot;:[&quot;http://zotero.org/users/4857872/items/ARRQWRAW&quot;],&quot;uri&quot;:[&quot;http://zotero.org/users/4857872/items/ARRQWRAW&quot;],&quot;itemData&quot;:{&quot;id&quot;:153,&quot;type&quot;:&quot;article-magazine&quot;,&quot;container-title&quot;:&quot;Christianity Today&quot;,&quot;language&quot;:&quot;en-US&quot;,&quot;page&quot;:&quot;22-29&quot;,&quot;title&quot;:&quot;A Tale of Two Scientists&quot;,&quot;title-short&quot;:&quot;Tale&quot;,&quot;author&quot;:[{&quot;family&quot;:&quot;Stafford&quot;,&quot;given&quot;:&quot;Tim&quot;}],&quot;issued&quot;:{&quot;date-parts&quot;:[[&quot;2012&quot;,7]]}},&quot;locator&quot;:&quot;27&quot;,&quot;label&quot;:&quot;page&quot;}],&quot;schema&quot;:&quot;https://github.com/citation-style-language/schema/raw/master/csl-citation.json&quot;} RND8sRJZZGEfr"/><text:span text:style-name="T2">Stafford, “Tale,” 27.</text:span><text:reference-mark-end text:name="ZOTERO_ITEM CSL_CITATION {&quot;citationID&quot;:&quot;bU5oxamW&quot;,&quot;properties&quot;:{&quot;formattedCitation&quot;:&quot;Stafford, \\uc0\\u8220{}Tale,\\uc0\\u8221{} 27.&quot;,&quot;plainCitation&quot;:&quot;Stafford, “Tale,” 27.&quot;,&quot;noteIndex&quot;:32},&quot;citationItems&quot;:[{&quot;id&quot;:153,&quot;uris&quot;:[&quot;http://zotero.org/users/4857872/items/ARRQWRAW&quot;],&quot;uri&quot;:[&quot;http://zotero.org/users/4857872/items/ARRQWRAW&quot;],&quot;itemData&quot;:{&quot;id&quot;:153,&quot;type&quot;:&quot;article-magazine&quot;,&quot;container-title&quot;:&quot;Christianity Today&quot;,&quot;language&quot;:&quot;en-US&quot;,&quot;page&quot;:&quot;22-29&quot;,&quot;title&quot;:&quot;A Tale of Two Scientists&quot;,&quot;title-short&quot;:&quot;Tale&quot;,&quot;author&quot;:[{&quot;family&quot;:&quot;Stafford&quot;,&quot;given&quot;:&quot;Tim&quot;}],&quot;issued&quot;:{&quot;date-parts&quot;:[[&quot;2012&quot;,7]]}},&quot;locator&quot;:&quot;27&quot;,&quot;label&quot;:&quot;page&quot;}],&quot;schema&quot;:&quot;https://github.com/citation-style-language/schema/raw/master/csl-citation.json&quot;} RND8sRJZZGEfr"/></text:p></text:note-body></text:note></text:span></text:p>
      <text:p text:style-name="Standard"/>
      <text:p text:style-name="P2"><text:span text:style-name="T5">Book review </text:span></text:p>
      <text:p text:style-name="Standard"/>
      <text:p text:style-name="P2"><text:span text:style-name="T5">Thesis or dissertation</text:span><text:span text:style-name="T5"><text:note text:id="ftn32" text:note-class="footnote"><text:note-citation>33</text:note-citation><text:note-body><text:p text:style-name="Footnote"><text:reference-mark-start text:name="ZOTERO_ITEM CSL_CITATION {&quot;citationID&quot;:&quot;AJUwDi1m&quot;,&quot;properties&quot;:{&quot;formattedCitation&quot;:&quot;Samuel D. Giere, \\uc0\\u8220{}A New Glimpse of Day One: An Intertextual History of Genesis 1.1\\uc0\\u8211{}5 in Hebrew and Greek Texts up to 200 CE\\uc0\\u8221{} (Ph.D. dissertation, University of St. Andrews, 2007), 50.&quot;,&quot;plainCitation&quot;:&quot;Samuel D. Giere, “A New Glimpse of Day One: An Intertextual History of Genesis 1.1–5 in Hebrew and Greek Texts up to 200 CE” (Ph.D. dissertation, University of St. Andrews, 2007), 50.&quot;,&quot;noteIndex&quot;:33},&quot;citationItems&quot;:[{&quot;id&quot;:143,&quot;uris&quot;:[&quot;http://zotero.org/users/4857872/items/I4EQHXL3&quot;],&quot;uri&quot;:[&quot;http://zotero.org/users/4857872/items/I4EQHXL3&quot;],&quot;itemData&quot;:{&quot;id&quot;:143,&quot;type&quot;:&quot;thesis&quot;,&quot;genre&quot;:&quot;Ph.D. dissertation&quot;,&quot;language&quot;:&quot;en-US&quot;,&quot;publisher&quot;:&quot;University of St. Andrews&quot;,&quot;title&quot;:&quot;A New Glimpse of Day One: An Intertextual History of Genesis 1.1–5 in Hebrew and Greek Texts up to 200 CE&quot;,&quot;title-short&quot;:&quot;New Glimpse&quot;,&quot;author&quot;:[{&quot;family&quot;:&quot;Giere&quot;,&quot;given&quot;:&quot;Samuel D.&quot;}],&quot;issued&quot;:{&quot;date-parts&quot;:[[&quot;2007&quot;]]}},&quot;locator&quot;:&quot;50&quot;,&quot;label&quot;:&quot;page&quot;}],&quot;schema&quot;:&quot;https://github.com/citation-style-language/schema/raw/master/csl-citation.json&quot;} RNDUsAz5qKh5r"/><text:span text:style-name="T2">Samuel D. Giere, “A New Glimpse of Day One: An Intertextual History of Genesis 1.1–5 in Hebrew and Greek Texts up to 200 CE” (Ph.D. dissertation, University of St. Andrews, 2007), 50.</text:span><text:reference-mark-end text:name="ZOTERO_ITEM CSL_CITATION {&quot;citationID&quot;:&quot;AJUwDi1m&quot;,&quot;properties&quot;:{&quot;formattedCitation&quot;:&quot;Samuel D. Giere, \\uc0\\u8220{}A New Glimpse of Day One: An Intertextual History of Genesis 1.1\\uc0\\u8211{}5 in Hebrew and Greek Texts up to 200 CE\\uc0\\u8221{} (Ph.D. dissertation, University of St. Andrews, 2007), 50.&quot;,&quot;plainCitation&quot;:&quot;Samuel D. Giere, “A New Glimpse of Day One: An Intertextual History of Genesis 1.1–5 in Hebrew and Greek Texts up to 200 CE” (Ph.D. dissertation, University of St. Andrews, 2007), 50.&quot;,&quot;noteIndex&quot;:33},&quot;citationItems&quot;:[{&quot;id&quot;:143,&quot;uris&quot;:[&quot;http://zotero.org/users/4857872/items/I4EQHXL3&quot;],&quot;uri&quot;:[&quot;http://zotero.org/users/4857872/items/I4EQHXL3&quot;],&quot;itemData&quot;:{&quot;id&quot;:143,&quot;type&quot;:&quot;thesis&quot;,&quot;genre&quot;:&quot;Ph.D. dissertation&quot;,&quot;language&quot;:&quot;en-US&quot;,&quot;publisher&quot;:&quot;University of St. Andrews&quot;,&quot;title&quot;:&quot;A New Glimpse of Day One: An Intertextual History of Genesis 1.1–5 in Hebrew and Greek Texts up to 200 CE&quot;,&quot;title-short&quot;:&quot;New Glimpse&quot;,&quot;author&quot;:[{&quot;family&quot;:&quot;Giere&quot;,&quot;given&quot;:&quot;Samuel D.&quot;}],&quot;issued&quot;:{&quot;date-parts&quot;:[[&quot;2007&quot;]]}},&quot;locator&quot;:&quot;50&quot;,&quot;label&quot;:&quot;page&quot;}],&quot;schema&quot;:&quot;https://github.com/citation-style-language/schema/raw/master/csl-citation.json&quot;} RNDUsAz5qKh5r"/></text:p></text:note-body></text:note></text:span><text:span text:style-name="T5"> </text:span><text:span text:style-name="T5"><text:note text:id="ftn33" text:note-class="footnote"><text:note-citation>34</text:note-citation><text:note-body><text:p text:style-name="Footnote"><text:reference-mark-start text:name="ZOTERO_ITEM CSL_CITATION {&quot;citationID&quot;:&quot;0w3sJh9t&quot;,&quot;properties&quot;:{&quot;formattedCitation&quot;:&quot;Giere, \\uc0\\u8220{}New Glimpse,\\uc0\\u8221{} 51.&quot;,&quot;plainCitation&quot;:&quot;Giere, “New Glimpse,” 51.&quot;,&quot;noteIndex&quot;:34},&quot;citationItems&quot;:[{&quot;id&quot;:143,&quot;uris&quot;:[&quot;http://zotero.org/users/4857872/items/I4EQHXL3&quot;],&quot;uri&quot;:[&quot;http://zotero.org/users/4857872/items/I4EQHXL3&quot;],&quot;itemData&quot;:{&quot;id&quot;:143,&quot;type&quot;:&quot;thesis&quot;,&quot;genre&quot;:&quot;Ph.D. dissertation&quot;,&quot;language&quot;:&quot;en-US&quot;,&quot;publisher&quot;:&quot;University of St. Andrews&quot;,&quot;title&quot;:&quot;A New Glimpse of Day One: An Intertextual History of Genesis 1.1–5 in Hebrew and Greek Texts up to 200 CE&quot;,&quot;title-short&quot;:&quot;New Glimpse&quot;,&quot;author&quot;:[{&quot;family&quot;:&quot;Giere&quot;,&quot;given&quot;:&quot;Samuel D.&quot;}],&quot;issued&quot;:{&quot;date-parts&quot;:[[&quot;2007&quot;]]}},&quot;locator&quot;:&quot;51&quot;,&quot;label&quot;:&quot;page&quot;}],&quot;schema&quot;:&quot;https://github.com/citation-style-language/schema/raw/master/csl-citation.json&quot;} RND13G8q2dfQI"/><text:span text:style-name="T2">Giere, “New Glimpse,” 51.</text:span><text:reference-mark-end text:name="ZOTERO_ITEM CSL_CITATION {&quot;citationID&quot;:&quot;0w3sJh9t&quot;,&quot;properties&quot;:{&quot;formattedCitation&quot;:&quot;Giere, \\uc0\\u8220{}New Glimpse,\\uc0\\u8221{} 51.&quot;,&quot;plainCitation&quot;:&quot;Giere, “New Glimpse,” 51.&quot;,&quot;noteIndex&quot;:34},&quot;citationItems&quot;:[{&quot;id&quot;:143,&quot;uris&quot;:[&quot;http://zotero.org/users/4857872/items/I4EQHXL3&quot;],&quot;uri&quot;:[&quot;http://zotero.org/users/4857872/items/I4EQHXL3&quot;],&quot;itemData&quot;:{&quot;id&quot;:143,&quot;type&quot;:&quot;thesis&quot;,&quot;genre&quot;:&quot;Ph.D. dissertation&quot;,&quot;language&quot;:&quot;en-US&quot;,&quot;publisher&quot;:&quot;University of St. Andrews&quot;,&quot;title&quot;:&quot;A New Glimpse of Day One: An Intertextual History of Genesis 1.1–5 in Hebrew and Greek Texts up to 200 CE&quot;,&quot;title-short&quot;:&quot;New Glimpse&quot;,&quot;author&quot;:[{&quot;family&quot;:&quot;Giere&quot;,&quot;given&quot;:&quot;Samuel D.&quot;}],&quot;issued&quot;:{&quot;date-parts&quot;:[[&quot;2007&quot;]]}},&quot;locator&quot;:&quot;51&quot;,&quot;label&quot;:&quot;page&quot;}],&quot;schema&quot;:&quot;https://github.com/citation-style-language/schema/raw/master/csl-citation.json&quot;} RND13G8q2dfQI"/></text:p></text:note-body></text:note></text:span></text:p>
      <text:p text:style-name="Standard"/>
      <text:p text:style-name="P2"><text:span text:style-name="T5">Study Bible note/comment</text:span><text:span text:style-name="T5"><text:note text:id="ftn34" text:note-class="footnote"><text:note-citation>35</text:note-citation><text:note-body><text:p text:style-name="Footnote"><text:reference-mark-start text:name="ZOTERO_ITEM CSL_CITATION {&quot;citationID&quot;:&quot;ZLmuIWB4&quot;,&quot;properties&quot;:{&quot;formattedCitation&quot;:&quot;Herbert Wolf and John H. Stek, \\uc0\\u8220{}Introduction: Malachi,\\uc0\\u8221{} in {\\i{}The NIV Study Bible}, ed. Kenneth L. Barker (Grand Rapids: Zondervan, 2011), 1562.&quot;,&quot;plainCitation&quot;:&quot;Herbert Wolf and John H. Stek, “Introduction: Malachi,” in The NIV Study Bible, ed. Kenneth L. Barker (Grand Rapids: Zondervan, 2011), 1562.&quot;,&quot;noteIndex&quot;:35},&quot;citationItems&quot;:[{&quot;id&quot;:132,&quot;uris&quot;:[&quot;http://zotero.org/users/4857872/items/SZJFNELK&quot;],&quot;uri&quot;:[&quot;http://zotero.org/users/4857872/items/SZJFNELK&quot;],&quot;itemData&quot;:{&quot;id&quot;:132,&quot;type&quot;:&quot;chapter&quot;,&quot;container-title&quot;:&quot;The NIV Study Bible&quot;,&quot;event-place&quot;:&quot;Grand Rapids&quot;,&quot;language&quot;:&quot;en-US&quot;,&quot;page&quot;:&quot;1561-1564&quot;,&quot;publisher&quot;:&quot;Zondervan&quot;,&quot;publisher-place&quot;:&quot;Grand Rapids&quot;,&quot;title&quot;:&quot;Introduction: Malachi&quot;,&quot;author&quot;:[{&quot;family&quot;:&quot;Wolf&quot;,&quot;given&quot;:&quot;Herbert&quot;},{&quot;family&quot;:&quot;Stek&quot;,&quot;given&quot;:&quot;John H.&quot;}],&quot;editor&quot;:[{&quot;family&quot;:&quot;Barker&quot;,&quot;given&quot;:&quot;Kenneth L.&quot;}],&quot;issued&quot;:{&quot;date-parts&quot;:[[&quot;2011&quot;]]}},&quot;locator&quot;:&quot;1562&quot;,&quot;label&quot;:&quot;page&quot;}],&quot;schema&quot;:&quot;https://github.com/citation-style-language/schema/raw/master/csl-citation.json&quot;} RNDUtstKivXLD"/><text:span text:style-name="T3">Herbert Wolf and John H. Stek, “Introduction: Malachi,” in </text:span><text:span text:style-name="T4">The NIV Study Bible</text:span><text:span text:style-name="T3">, ed. Kenneth L. Barker (Grand Rapids: Zondervan, 2011), 1562.</text:span><text:reference-mark-end text:name="ZOTERO_ITEM CSL_CITATION {&quot;citationID&quot;:&quot;ZLmuIWB4&quot;,&quot;properties&quot;:{&quot;formattedCitation&quot;:&quot;Herbert Wolf and John H. Stek, \\uc0\\u8220{}Introduction: Malachi,\\uc0\\u8221{} in {\\i{}The NIV Study Bible}, ed. Kenneth L. Barker (Grand Rapids: Zondervan, 2011), 1562.&quot;,&quot;plainCitation&quot;:&quot;Herbert Wolf and John H. Stek, “Introduction: Malachi,” in The NIV Study Bible, ed. Kenneth L. Barker (Grand Rapids: Zondervan, 2011), 1562.&quot;,&quot;noteIndex&quot;:35},&quot;citationItems&quot;:[{&quot;id&quot;:132,&quot;uris&quot;:[&quot;http://zotero.org/users/4857872/items/SZJFNELK&quot;],&quot;uri&quot;:[&quot;http://zotero.org/users/4857872/items/SZJFNELK&quot;],&quot;itemData&quot;:{&quot;id&quot;:132,&quot;type&quot;:&quot;chapter&quot;,&quot;container-title&quot;:&quot;The NIV Study Bible&quot;,&quot;event-place&quot;:&quot;Grand Rapids&quot;,&quot;language&quot;:&quot;en-US&quot;,&quot;page&quot;:&quot;1561-1564&quot;,&quot;publisher&quot;:&quot;Zondervan&quot;,&quot;publisher-place&quot;:&quot;Grand Rapids&quot;,&quot;title&quot;:&quot;Introduction: Malachi&quot;,&quot;author&quot;:[{&quot;family&quot;:&quot;Wolf&quot;,&quot;given&quot;:&quot;Herbert&quot;},{&quot;family&quot;:&quot;Stek&quot;,&quot;given&quot;:&quot;John H.&quot;}],&quot;editor&quot;:[{&quot;family&quot;:&quot;Barker&quot;,&quot;given&quot;:&quot;Kenneth L.&quot;}],&quot;issued&quot;:{&quot;date-parts&quot;:[[&quot;2011&quot;]]}},&quot;locator&quot;:&quot;1562&quot;,&quot;label&quot;:&quot;page&quot;}],&quot;schema&quot;:&quot;https://github.com/citation-style-language/schema/raw/master/csl-citation.json&quot;} RNDUtstKivXLD"/></text:p></text:note-body></text:note></text:span><text:span text:style-name="T5"> </text:span><text:span text:style-name="T5"><text:note text:id="ftn35" text:note-class="footnote"><text:note-citation>36</text:note-citation><text:note-body><text:p text:style-name="Footnote"><text:reference-mark-start text:name="ZOTERO_ITEM CSL_CITATION {&quot;citationID&quot;:&quot;ALA42VlM&quot;,&quot;properties&quot;:{&quot;formattedCitation&quot;:&quot;Wolf and Stek, \\uc0\\u8220{}Introduction: Malachi,\\uc0\\u8221{} 1563.&quot;,&quot;plainCitation&quot;:&quot;Wolf and Stek, “Introduction: Malachi,” 1563.&quot;,&quot;noteIndex&quot;:36},&quot;citationItems&quot;:[{&quot;id&quot;:132,&quot;uris&quot;:[&quot;http://zotero.org/users/4857872/items/SZJFNELK&quot;],&quot;uri&quot;:[&quot;http://zotero.org/users/4857872/items/SZJFNELK&quot;],&quot;itemData&quot;:{&quot;id&quot;:132,&quot;type&quot;:&quot;chapter&quot;,&quot;container-title&quot;:&quot;The NIV Study Bible&quot;,&quot;event-place&quot;:&quot;Grand Rapids&quot;,&quot;language&quot;:&quot;en-US&quot;,&quot;page&quot;:&quot;1561-1564&quot;,&quot;publisher&quot;:&quot;Zondervan&quot;,&quot;publisher-place&quot;:&quot;Grand Rapids&quot;,&quot;title&quot;:&quot;Introduction: Malachi&quot;,&quot;author&quot;:[{&quot;family&quot;:&quot;Wolf&quot;,&quot;given&quot;:&quot;Herbert&quot;},{&quot;family&quot;:&quot;Stek&quot;,&quot;given&quot;:&quot;John H.&quot;}],&quot;editor&quot;:[{&quot;family&quot;:&quot;Barker&quot;,&quot;given&quot;:&quot;Kenneth L.&quot;}],&quot;issued&quot;:{&quot;date-parts&quot;:[[&quot;2011&quot;]]}},&quot;locator&quot;:&quot;1563&quot;,&quot;label&quot;:&quot;page&quot;}],&quot;schema&quot;:&quot;https://github.com/citation-style-language/schema/raw/master/csl-citation.json&quot;} RND2j7YJgoHs0"/><text:span text:style-name="T2">Wolf and Stek, “Introduction: Malachi,” 1563.</text:span><text:reference-mark-end text:name="ZOTERO_ITEM CSL_CITATION {&quot;citationID&quot;:&quot;ALA42VlM&quot;,&quot;properties&quot;:{&quot;formattedCitation&quot;:&quot;Wolf and Stek, \\uc0\\u8220{}Introduction: Malachi,\\uc0\\u8221{} 1563.&quot;,&quot;plainCitation&quot;:&quot;Wolf and Stek, “Introduction: Malachi,” 1563.&quot;,&quot;noteIndex&quot;:36},&quot;citationItems&quot;:[{&quot;id&quot;:132,&quot;uris&quot;:[&quot;http://zotero.org/users/4857872/items/SZJFNELK&quot;],&quot;uri&quot;:[&quot;http://zotero.org/users/4857872/items/SZJFNELK&quot;],&quot;itemData&quot;:{&quot;id&quot;:132,&quot;type&quot;:&quot;chapter&quot;,&quot;container-title&quot;:&quot;The NIV Study Bible&quot;,&quot;event-place&quot;:&quot;Grand Rapids&quot;,&quot;language&quot;:&quot;en-US&quot;,&quot;page&quot;:&quot;1561-1564&quot;,&quot;publisher&quot;:&quot;Zondervan&quot;,&quot;publisher-place&quot;:&quot;Grand Rapids&quot;,&quot;title&quot;:&quot;Introduction: Malachi&quot;,&quot;author&quot;:[{&quot;family&quot;:&quot;Wolf&quot;,&quot;given&quot;:&quot;Herbert&quot;},{&quot;family&quot;:&quot;Stek&quot;,&quot;given&quot;:&quot;John H.&quot;}],&quot;editor&quot;:[{&quot;family&quot;:&quot;Barker&quot;,&quot;given&quot;:&quot;Kenneth L.&quot;}],&quot;issued&quot;:{&quot;date-parts&quot;:[[&quot;2011&quot;]]}},&quot;locator&quot;:&quot;1563&quot;,&quot;label&quot;:&quot;page&quot;}],&quot;schema&quot;:&quot;https://github.com/citation-style-language/schema/raw/master/csl-citation.json&quot;} RND2j7YJgoHs0"/></text:p></text:note-body></text:note></text:span></text:p>
      <text:p text:style-name="Standard"/>
      <text:p text:style-name="P2"><text:span text:style-name="T5">Conference paper</text:span><text:span text:style-name="T5"><text:note text:id="ftn36" text:note-class="footnote"><text:note-citation>37</text:note-citation><text:note-body><text:p text:style-name="Footnote"><text:reference-mark-start text:name="ZOTERO_ITEM CSL_CITATION {&quot;citationID&quot;:&quot;aYlsYeSR&quot;,&quot;properties&quot;:{&quot;formattedCitation&quot;:&quot;Susan Niditch, \\uc0\\u8220{}Oral Culture and Written Documents\\uc0\\u8221{} (paper presented at the annual meeting of the New England Region of the SBL, Worcester, MA, 1994), 15.&quot;,&quot;plainCitation&quot;:&quot;Susan Niditch, “Oral Culture and Written Documents” (paper presented at the annual meeting of the New England Region of the SBL, Worcester, MA, 1994), 15.&quot;,&quot;noteIndex&quot;:37},&quot;citationItems&quot;:[{&quot;id&quot;:136,&quot;uris&quot;:[&quot;http://zotero.org/users/4857872/items/9RG6VFZ6&quot;],&quot;uri&quot;:[&quot;http://zotero.org/users/4857872/items/9RG6VFZ6&quot;],&quot;itemData&quot;:{&quot;id&quot;:136,&quot;type&quot;:&quot;paper-conference&quot;,&quot;event&quot;:&quot;annual meeting of the New England Region of the SBL&quot;,&quot;event-place&quot;:&quot;Worcester, MA&quot;,&quot;language&quot;:&quot;en-US&quot;,&quot;publisher-place&quot;:&quot;Worcester, MA&quot;,&quot;title&quot;:&quot;Oral Culture and Written Documents&quot;,&quot;title-short&quot;:&quot;Oral Culture&quot;,&quot;author&quot;:[{&quot;family&quot;:&quot;Niditch&quot;,&quot;given&quot;:&quot;Susan&quot;}],&quot;issued&quot;:{&quot;date-parts&quot;:[[&quot;1994&quot;,3,25]]}},&quot;locator&quot;:&quot;15&quot;,&quot;label&quot;:&quot;page&quot;}],&quot;schema&quot;:&quot;https://github.com/citation-style-language/schema/raw/master/csl-citation.json&quot;} RND1cJLpk2ak1"/><text:span text:style-name="T2">Susan Niditch, “Oral Culture and Written Documents” (paper presented at the annual meeting of the New England Region of the SBL, Worcester, MA, 1994), 15.</text:span><text:reference-mark-end text:name="ZOTERO_ITEM CSL_CITATION {&quot;citationID&quot;:&quot;aYlsYeSR&quot;,&quot;properties&quot;:{&quot;formattedCitation&quot;:&quot;Susan Niditch, \\uc0\\u8220{}Oral Culture and Written Documents\\uc0\\u8221{} (paper presented at the annual meeting of the New England Region of the SBL, Worcester, MA, 1994), 15.&quot;,&quot;plainCitation&quot;:&quot;Susan Niditch, “Oral Culture and Written Documents” (paper presented at the annual meeting of the New England Region of the SBL, Worcester, MA, 1994), 15.&quot;,&quot;noteIndex&quot;:37},&quot;citationItems&quot;:[{&quot;id&quot;:136,&quot;uris&quot;:[&quot;http://zotero.org/users/4857872/items/9RG6VFZ6&quot;],&quot;uri&quot;:[&quot;http://zotero.org/users/4857872/items/9RG6VFZ6&quot;],&quot;itemData&quot;:{&quot;id&quot;:136,&quot;type&quot;:&quot;paper-conference&quot;,&quot;event&quot;:&quot;annual meeting of the New England Region of the SBL&quot;,&quot;event-place&quot;:&quot;Worcester, MA&quot;,&quot;language&quot;:&quot;en-US&quot;,&quot;publisher-place&quot;:&quot;Worcester, MA&quot;,&quot;title&quot;:&quot;Oral Culture and Written Documents&quot;,&quot;title-short&quot;:&quot;Oral Culture&quot;,&quot;author&quot;:[{&quot;family&quot;:&quot;Niditch&quot;,&quot;given&quot;:&quot;Susan&quot;}],&quot;issued&quot;:{&quot;date-parts&quot;:[[&quot;1994&quot;,3,25]]}},&quot;locator&quot;:&quot;15&quot;,&quot;label&quot;:&quot;page&quot;}],&quot;schema&quot;:&quot;https://github.com/citation-style-language/schema/raw/master/csl-citation.json&quot;} RND1cJLpk2ak1"/></text:p></text:note-body></text:note></text:span><text:span text:style-name="T5"> </text:span><text:span text:style-name="T5"><text:note text:id="ftn37" text:note-class="footnote"><text:note-citation>38</text:note-citation><text:note-body><text:p text:style-name="Footnote"><text:reference-mark-start text:name="ZOTERO_ITEM CSL_CITATION {&quot;citationID&quot;:&quot;O2fMs1TX&quot;,&quot;properties&quot;:{&quot;formattedCitation&quot;:&quot;Niditch, \\uc0\\u8220{}Oral Culture,\\uc0\\u8221{} 15.&quot;,&quot;plainCitation&quot;:&quot;Niditch, “Oral Culture,” 15.&quot;,&quot;noteIndex&quot;:38},&quot;citationItems&quot;:[{&quot;id&quot;:136,&quot;uris&quot;:[&quot;http://zotero.org/users/4857872/items/9RG6VFZ6&quot;],&quot;uri&quot;:[&quot;http://zotero.org/users/4857872/items/9RG6VFZ6&quot;],&quot;itemData&quot;:{&quot;id&quot;:136,&quot;type&quot;:&quot;paper-conference&quot;,&quot;event&quot;:&quot;annual meeting of the New England Region of the SBL&quot;,&quot;event-place&quot;:&quot;Worcester, MA&quot;,&quot;language&quot;:&quot;en-US&quot;,&quot;publisher-place&quot;:&quot;Worcester, MA&quot;,&quot;title&quot;:&quot;Oral Culture and Written Documents&quot;,&quot;title-short&quot;:&quot;Oral Culture&quot;,&quot;author&quot;:[{&quot;family&quot;:&quot;Niditch&quot;,&quot;given&quot;:&quot;Susan&quot;}],&quot;issued&quot;:{&quot;date-parts&quot;:[[&quot;1994&quot;,3,25]]}},&quot;locator&quot;:&quot;15&quot;,&quot;label&quot;:&quot;page&quot;}],&quot;schema&quot;:&quot;https://github.com/citation-style-language/schema/raw/master/csl-citation.json&quot;} RNDOAZrHL271P"/><text:span text:style-name="T2">Niditch, “Oral Culture,” 15.</text:span><text:reference-mark-end text:name="ZOTERO_ITEM CSL_CITATION {&quot;citationID&quot;:&quot;O2fMs1TX&quot;,&quot;properties&quot;:{&quot;formattedCitation&quot;:&quot;Niditch, \\uc0\\u8220{}Oral Culture,\\uc0\\u8221{} 15.&quot;,&quot;plainCitation&quot;:&quot;Niditch, “Oral Culture,” 15.&quot;,&quot;noteIndex&quot;:38},&quot;citationItems&quot;:[{&quot;id&quot;:136,&quot;uris&quot;:[&quot;http://zotero.org/users/4857872/items/9RG6VFZ6&quot;],&quot;uri&quot;:[&quot;http://zotero.org/users/4857872/items/9RG6VFZ6&quot;],&quot;itemData&quot;:{&quot;id&quot;:136,&quot;type&quot;:&quot;paper-conference&quot;,&quot;event&quot;:&quot;annual meeting of the New England Region of the SBL&quot;,&quot;event-place&quot;:&quot;Worcester, MA&quot;,&quot;language&quot;:&quot;en-US&quot;,&quot;publisher-place&quot;:&quot;Worcester, MA&quot;,&quot;title&quot;:&quot;Oral Culture and Written Documents&quot;,&quot;title-short&quot;:&quot;Oral Culture&quot;,&quot;author&quot;:[{&quot;family&quot;:&quot;Niditch&quot;,&quot;given&quot;:&quot;Susan&quot;}],&quot;issued&quot;:{&quot;date-parts&quot;:[[&quot;1994&quot;,3,25]]}},&quot;locator&quot;:&quot;15&quot;,&quot;label&quot;:&quot;page&quot;}],&quot;schema&quot;:&quot;https://github.com/citation-style-language/schema/raw/master/csl-citation.json&quot;} RNDOAZrHL271P"/></text:p></text:note-body></text:note></text:span></text:p>
      <text:p text:style-name="Standard"/>
      <text:p text:style-name="P2"><text:span text:style-name="T5">Podcast or Online Video</text:span><text:span text:style-name="T5"><text:note text:id="ftn38" text:note-class="footnote"><text:note-citation>39</text:note-citation><text:note-body><text:p text:style-name="Footnote"><text:reference-mark-start text:name="ZOTERO_ITEM CSL_CITATION {&quot;citationID&quot;:&quot;dY8ZIdof&quot;,&quot;properties&quot;:{&quot;formattedCitation&quot;:&quot;Eric Tlozek, \\uc0\\u8220{}25 years after Oslo, the Middle East peace process is in Pieces,\\uc0\\u8221{} Podcast audio, http://www.abc.net.au/radio/programs/worldtoday/25-years-after-oslo-the-middle-east-peace-process-is-in-pieces/10242450.&quot;,&quot;plainCitation&quot;:&quot;Eric Tlozek, “25 years after Oslo, the Middle East peace process is in Pieces,” Podcast audio, http://www.abc.net.au/radio/programs/worldtoday/25-years-after-oslo-the-middle-east-peace-process-is-in-pieces/10242450.&quot;,&quot;noteIndex&quot;:39},&quot;citationItems&quot;:[{&quot;id&quot;:154,&quot;uris&quot;:[&quot;http://zotero.org/users/4857872/items/PGEGJDS5&quot;],&quot;uri&quot;:[&quot;http://zotero.org/users/4857872/items/PGEGJDS5&quot;],&quot;itemData&quot;:{&quot;id&quot;:154,&quot;type&quot;:&quot;broadcast&quot;,&quot;collection-title&quot;:&quot;The World Today&quot;,&quot;language&quot;:&quot;en-US&quot;,&quot;medium&quot;:&quot;Podcast audio&quot;,&quot;title&quot;:&quot;25 years after Oslo, the Middle East peace process is in pieces&quot;,&quot;title-short&quot;:&quot;25 years after Oslo&quot;,&quot;URL&quot;:&quot;http://www.abc.net.au/radio/programs/worldtoday/25-years-after-oslo-the-middle-east-peace-process-is-in-pieces/10242450&quot;,&quot;author&quot;:[{&quot;family&quot;:&quot;Tlozek&quot;,&quot;given&quot;:&quot;Eric&quot;}],&quot;accessed&quot;:{&quot;date-parts&quot;:[[&quot;2018&quot;,9,13]]}}}],&quot;schema&quot;:&quot;https://github.com/citation-style-language/schema/raw/master/csl-citation.json&quot;} RNDCJp5dPfbYn"/><text:span text:style-name="T2">Eric Tlozek, “25 years after Oslo, the Middle East peace process is in Pieces,” Podcast audio, http://www.abc.net.au/radio/programs/worldtoday/25-years-after-oslo-the-middle-east-peace-process-is-in-pieces/10242450.</text:span><text:reference-mark-end text:name="ZOTERO_ITEM CSL_CITATION {&quot;citationID&quot;:&quot;dY8ZIdof&quot;,&quot;properties&quot;:{&quot;formattedCitation&quot;:&quot;Eric Tlozek, \\uc0\\u8220{}25 years after Oslo, the Middle East peace process is in Pieces,\\uc0\\u8221{} Podcast audio, http://www.abc.net.au/radio/programs/worldtoday/25-years-after-oslo-the-middle-east-peace-process-is-in-pieces/10242450.&quot;,&quot;plainCitation&quot;:&quot;Eric Tlozek, “25 years after Oslo, the Middle East peace process is in Pieces,” Podcast audio, http://www.abc.net.au/radio/programs/worldtoday/25-years-after-oslo-the-middle-east-peace-process-is-in-pieces/10242450.&quot;,&quot;noteIndex&quot;:39},&quot;citationItems&quot;:[{&quot;id&quot;:154,&quot;uris&quot;:[&quot;http://zotero.org/users/4857872/items/PGEGJDS5&quot;],&quot;uri&quot;:[&quot;http://zotero.org/users/4857872/items/PGEGJDS5&quot;],&quot;itemData&quot;:{&quot;id&quot;:154,&quot;type&quot;:&quot;broadcast&quot;,&quot;collection-title&quot;:&quot;The World Today&quot;,&quot;language&quot;:&quot;en-US&quot;,&quot;medium&quot;:&quot;Podcast audio&quot;,&quot;title&quot;:&quot;25 years after Oslo, the Middle East peace process is in pieces&quot;,&quot;title-short&quot;:&quot;25 years after Oslo&quot;,&quot;URL&quot;:&quot;http://www.abc.net.au/radio/programs/worldtoday/25-years-after-oslo-the-middle-east-peace-process-is-in-pieces/10242450&quot;,&quot;author&quot;:[{&quot;family&quot;:&quot;Tlozek&quot;,&quot;given&quot;:&quot;Eric&quot;}],&quot;accessed&quot;:{&quot;date-parts&quot;:[[&quot;2018&quot;,9,13]]}}}],&quot;schema&quot;:&quot;https://github.com/citation-style-language/schema/raw/master/csl-citation.json&quot;} RNDCJp5dPfbYn"/></text:p></text:note-body></text:note></text:span><text:span text:style-name="T5"> </text:span><text:span text:style-name="T5"><text:note text:id="ftn39" text:note-class="footnote"><text:note-citation>40</text:note-citation><text:note-body><text:p text:style-name="Footnote"><text:reference-mark-start text:name="ZOTERO_ITEM CSL_CITATION {&quot;citationID&quot;:&quot;fKL2QINO&quot;,&quot;properties&quot;:{&quot;formattedCitation&quot;:&quot;Tlozek, \\uc0\\u8220{}25 years after Oslo.\\uc0\\u8221{}&quot;,&quot;plainCitation&quot;:&quot;Tlozek, “25 years after Oslo.”&quot;,&quot;noteIndex&quot;:40},&quot;citationItems&quot;:[{&quot;id&quot;:154,&quot;uris&quot;:[&quot;http://zotero.org/users/4857872/items/PGEGJDS5&quot;],&quot;uri&quot;:[&quot;http://zotero.org/users/4857872/items/PGEGJDS5&quot;],&quot;itemData&quot;:{&quot;id&quot;:154,&quot;type&quot;:&quot;broadcast&quot;,&quot;collection-title&quot;:&quot;The World Today&quot;,&quot;language&quot;:&quot;en-US&quot;,&quot;medium&quot;:&quot;Podcast audio&quot;,&quot;title&quot;:&quot;25 years after Oslo, the Middle East peace process is in pieces&quot;,&quot;title-short&quot;:&quot;25 years after Oslo&quot;,&quot;URL&quot;:&quot;http://www.abc.net.au/radio/programs/worldtoday/25-years-after-oslo-the-middle-east-peace-process-is-in-pieces/10242450&quot;,&quot;author&quot;:[{&quot;family&quot;:&quot;Tlozek&quot;,&quot;given&quot;:&quot;Eric&quot;}],&quot;accessed&quot;:{&quot;date-parts&quot;:[[&quot;2018&quot;,9,13]]}}}],&quot;schema&quot;:&quot;https://github.com/citation-style-language/schema/raw/master/csl-citation.json&quot;} RNDvTXwERLqbw"/><text:span text:style-name="T2">Tlozek, “25 years after Oslo.”</text:span><text:reference-mark-end text:name="ZOTERO_ITEM CSL_CITATION {&quot;citationID&quot;:&quot;fKL2QINO&quot;,&quot;properties&quot;:{&quot;formattedCitation&quot;:&quot;Tlozek, \\uc0\\u8220{}25 years after Oslo.\\uc0\\u8221{}&quot;,&quot;plainCitation&quot;:&quot;Tlozek, “25 years after Oslo.”&quot;,&quot;noteIndex&quot;:40},&quot;citationItems&quot;:[{&quot;id&quot;:154,&quot;uris&quot;:[&quot;http://zotero.org/users/4857872/items/PGEGJDS5&quot;],&quot;uri&quot;:[&quot;http://zotero.org/users/4857872/items/PGEGJDS5&quot;],&quot;itemData&quot;:{&quot;id&quot;:154,&quot;type&quot;:&quot;broadcast&quot;,&quot;collection-title&quot;:&quot;The World Today&quot;,&quot;language&quot;:&quot;en-US&quot;,&quot;medium&quot;:&quot;Podcast audio&quot;,&quot;title&quot;:&quot;25 years after Oslo, the Middle East peace process is in pieces&quot;,&quot;title-short&quot;:&quot;25 years after Oslo&quot;,&quot;URL&quot;:&quot;http://www.abc.net.au/radio/programs/worldtoday/25-years-after-oslo-the-middle-east-peace-process-is-in-pieces/10242450&quot;,&quot;author&quot;:[{&quot;family&quot;:&quot;Tlozek&quot;,&quot;given&quot;:&quot;Eric&quot;}],&quot;accessed&quot;:{&quot;date-parts&quot;:[[&quot;2018&quot;,9,13]]}}}],&quot;schema&quot;:&quot;https://github.com/citation-style-language/schema/raw/master/csl-citation.json&quot;} RNDvTXwERLqbw"/></text:p></text:note-body></text:note></text:span></text:p>
      <text:p text:style-name="Standard"/>
      <text:p text:style-name="P2"><text:span text:style-name="T5">Electronic article/web page/blog post</text:span><text:span text:style-name="T5"><text:note text:id="ftn40" text:note-class="footnote"><text:note-citation>41</text:note-citation><text:note-body><text:p text:style-name="Footnote"><text:reference-mark-start text:name="ZOTERO_ITEM CSL_CITATION {&quot;citationID&quot;:&quot;p6mbVPXr&quot;,&quot;properties&quot;:{&quot;formattedCitation&quot;:&quot;Andrew Brown, \\uc0\\u8220{}Creation &amp; Time in Basil\\uc0\\u8217{}s Hexaemeron,\\uc0\\u8221{} {\\i{}Sapientia}, 3 May 2017, http://henrycenter.tiu.edu/2017/05/creation-time-in-basils-hexaemeron/.&quot;,&quot;plainCitation&quot;:&quot;Andrew Brown, “Creation &amp; Time in Basil’s Hexaemeron,” Sapientia, 3 May 2017, http://henrycenter.tiu.edu/2017/05/creation-time-in-basils-hexaemeron/.&quot;,&quot;noteIndex&quot;:41},&quot;citationItems&quot;:[{&quot;id&quot;:146,&quot;uris&quot;:[&quot;http://zotero.org/users/4857872/items/96B3YIGB&quot;],&quot;uri&quot;:[&quot;http://zotero.org/users/4857872/items/96B3YIGB&quot;],&quot;itemData&quot;:{&quot;id&quot;:146,&quot;type&quot;:&quot;webpage&quot;,&quot;container-title&quot;:&quot;Sapientia&quot;,&quot;language&quot;:&quot;en-US&quot;,&quot;title&quot;:&quot;Creation &amp; Time in Basil’s Hexaemeron&quot;,&quot;title-short&quot;:&quot;Creation &amp; Time&quot;,&quot;URL&quot;:&quot;http://henrycenter.tiu.edu/2017/05/creation-time-in-basils-hexaemeron/&quot;,&quot;author&quot;:[{&quot;family&quot;:&quot;Brown&quot;,&quot;given&quot;:&quot;Andrew&quot;}],&quot;accessed&quot;:{&quot;date-parts&quot;:[[&quot;2018&quot;,1,29]]},&quot;issued&quot;:{&quot;date-parts&quot;:[[&quot;2017&quot;,5,3]]}}}],&quot;schema&quot;:&quot;https://github.com/citation-style-language/schema/raw/master/csl-citation.json&quot;} RNDsJTs40YnFT"/><text:span text:style-name="T3">Andrew Brown, “Creation &amp; Time in Basil’s Hexaemeron,” </text:span><text:span text:style-name="T4">Sapientia</text:span><text:span text:style-name="T3">, 3 May 2017, http://henrycenter.tiu.edu/2017/05/creation-time-in-basils-hexaemeron/.</text:span><text:reference-mark-end text:name="ZOTERO_ITEM CSL_CITATION {&quot;citationID&quot;:&quot;p6mbVPXr&quot;,&quot;properties&quot;:{&quot;formattedCitation&quot;:&quot;Andrew Brown, \\uc0\\u8220{}Creation &amp; Time in Basil\\uc0\\u8217{}s Hexaemeron,\\uc0\\u8221{} {\\i{}Sapientia}, 3 May 2017, http://henrycenter.tiu.edu/2017/05/creation-time-in-basils-hexaemeron/.&quot;,&quot;plainCitation&quot;:&quot;Andrew Brown, “Creation &amp; Time in Basil’s Hexaemeron,” Sapientia, 3 May 2017, http://henrycenter.tiu.edu/2017/05/creation-time-in-basils-hexaemeron/.&quot;,&quot;noteIndex&quot;:41},&quot;citationItems&quot;:[{&quot;id&quot;:146,&quot;uris&quot;:[&quot;http://zotero.org/users/4857872/items/96B3YIGB&quot;],&quot;uri&quot;:[&quot;http://zotero.org/users/4857872/items/96B3YIGB&quot;],&quot;itemData&quot;:{&quot;id&quot;:146,&quot;type&quot;:&quot;webpage&quot;,&quot;container-title&quot;:&quot;Sapientia&quot;,&quot;language&quot;:&quot;en-US&quot;,&quot;title&quot;:&quot;Creation &amp; Time in Basil’s Hexaemeron&quot;,&quot;title-short&quot;:&quot;Creation &amp; Time&quot;,&quot;URL&quot;:&quot;http://henrycenter.tiu.edu/2017/05/creation-time-in-basils-hexaemeron/&quot;,&quot;author&quot;:[{&quot;family&quot;:&quot;Brown&quot;,&quot;given&quot;:&quot;Andrew&quot;}],&quot;accessed&quot;:{&quot;date-parts&quot;:[[&quot;2018&quot;,1,29]]},&quot;issued&quot;:{&quot;date-parts&quot;:[[&quot;2017&quot;,5,3]]}}}],&quot;schema&quot;:&quot;https://github.com/citation-style-language/schema/raw/master/csl-citation.json&quot;} RNDsJTs40YnFT"/></text:p></text:note-body></text:note></text:span><text:span text:style-name="T5"> </text:span><text:span text:style-name="T5"><text:note text:id="ftn41" text:note-class="footnote"><text:note-citation>42</text:note-citation><text:note-body><text:p text:style-name="Footnote"><text:reference-mark-start text:name="ZOTERO_ITEM CSL_CITATION {&quot;citationID&quot;:&quot;kiFel38q&quot;,&quot;properties&quot;:{&quot;formattedCitation&quot;:&quot;Brown, \\uc0\\u8220{}Creation &amp; Time.\\uc0\\u8221{}&quot;,&quot;plainCitation&quot;:&quot;Brown, “Creation &amp; Time.”&quot;,&quot;noteIndex&quot;:42},&quot;citationItems&quot;:[{&quot;id&quot;:146,&quot;uris&quot;:[&quot;http://zotero.org/users/4857872/items/96B3YIGB&quot;],&quot;uri&quot;:[&quot;http://zotero.org/users/4857872/items/96B3YIGB&quot;],&quot;itemData&quot;:{&quot;id&quot;:146,&quot;type&quot;:&quot;webpage&quot;,&quot;container-title&quot;:&quot;Sapientia&quot;,&quot;language&quot;:&quot;en-US&quot;,&quot;title&quot;:&quot;Creation &amp; Time in Basil’s Hexaemeron&quot;,&quot;title-short&quot;:&quot;Creation &amp; Time&quot;,&quot;URL&quot;:&quot;http://henrycenter.tiu.edu/2017/05/creation-time-in-basils-hexaemeron/&quot;,&quot;author&quot;:[{&quot;family&quot;:&quot;Brown&quot;,&quot;given&quot;:&quot;Andrew&quot;}],&quot;accessed&quot;:{&quot;date-parts&quot;:[[&quot;2018&quot;,1,29]]},&quot;issued&quot;:{&quot;date-parts&quot;:[[&quot;2017&quot;,5,3]]}}}],&quot;schema&quot;:&quot;https://github.com/citation-style-language/schema/raw/master/csl-citation.json&quot;} RNDWBjACe0Nlm"/><text:span text:style-name="T2">Brown, “Creation &amp; Time.”</text:span><text:reference-mark-end text:name="ZOTERO_ITEM CSL_CITATION {&quot;citationID&quot;:&quot;kiFel38q&quot;,&quot;properties&quot;:{&quot;formattedCitation&quot;:&quot;Brown, \\uc0\\u8220{}Creation &amp; Time.\\uc0\\u8221{}&quot;,&quot;plainCitation&quot;:&quot;Brown, “Creation &amp; Time.”&quot;,&quot;noteIndex&quot;:42},&quot;citationItems&quot;:[{&quot;id&quot;:146,&quot;uris&quot;:[&quot;http://zotero.org/users/4857872/items/96B3YIGB&quot;],&quot;uri&quot;:[&quot;http://zotero.org/users/4857872/items/96B3YIGB&quot;],&quot;itemData&quot;:{&quot;id&quot;:146,&quot;type&quot;:&quot;webpage&quot;,&quot;container-title&quot;:&quot;Sapientia&quot;,&quot;language&quot;:&quot;en-US&quot;,&quot;title&quot;:&quot;Creation &amp; Time in Basil’s Hexaemeron&quot;,&quot;title-short&quot;:&quot;Creation &amp; Time&quot;,&quot;URL&quot;:&quot;http://henrycenter.tiu.edu/2017/05/creation-time-in-basils-hexaemeron/&quot;,&quot;author&quot;:[{&quot;family&quot;:&quot;Brown&quot;,&quot;given&quot;:&quot;Andrew&quot;}],&quot;accessed&quot;:{&quot;date-parts&quot;:[[&quot;2018&quot;,1,29]]},&quot;issued&quot;:{&quot;date-parts&quot;:[[&quot;2017&quot;,5,3]]}}}],&quot;schema&quot;:&quot;https://github.com/citation-style-language/schema/raw/master/csl-citation.json&quot;} RNDWBjACe0Nlm"/></text:p></text:note-body></text:note></text:span></text:p>
      <text:p text:style-name="Standard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1" text:name="ZOTERO_BIBL {&quot;uncited&quot;:[],&quot;omitted&quot;:[],&quot;custom&quot;:[]} CSL_BIBLIOGRAPHY RND8qn3BToeCS">
        <text:p text:style-name="Bibliography_20_1"><text:soft-page-break/>Alexander, T. Desmond. <text:span text:style-name="T10">From Paradise to Promised Land: An Introduction to the Pentateuch</text:span>. 3rd ed. Grand Rapids: Baker, 2012.</text:p>
        <text:p text:style-name="Bibliography_20_1">Aquinas, Thomas. <text:span text:style-name="T10">Summa Theologiae: Latin Text and English Translation, Introductions, Notes, Appendices and Glossaries. Vol. 10: Cosmogony (1a. 65–74)</text:span>. Edited by William A. Wallace. 60 vols. London: Blackfriars, 1964.</text:p>
        <text:p text:style-name="Bibliography_20_1">Becking, Bob, Alex Cannegieter, Wilfred van de Poll, and Anne-Mareike Wetter. <text:span text:style-name="T10">From Babylon to Eternity: The Exile Remembered and Constructed in Text and Tradition</text:span>. BibleWorld. London: Equinox, 2009.</text:p>
        <text:p text:style-name="Bibliography_20_1">Bloesch, Donald. <text:span text:style-name="T10">Essentials of Evangelical Theology</text:span>. 2 vols. San Francisco: Harper &amp; Row, 1982.</text:p>
        <text:p text:style-name="Bibliography_20_1">Braun, R. L. <text:span text:style-name="T10">1 Chronicles</text:span>. Word Biblical Commentary 14. Waco: Word, 1986.</text:p>
        <text:p text:style-name="Bibliography_20_1">Brown, Andrew. “Creation &amp; Time in Basil’s Hexaemeron,” <text:span text:style-name="T10">Sapientia</text:span>. 3 May 2017. http://henrycenter.tiu.edu/2017/05/creation-time-in-basils-hexaemeron/.</text:p>
        <text:p text:style-name="Bibliography_20_1">Cross, F. L., and E. A. Livingstone, eds. “Canon of Scripture.” Pages 232 in <text:span text:style-name="T10">The Oxford Dictionary of the Christian Church</text:span>. 2nd ed. Oxford: Oxford University Press, 1983.</text:p>
        <text:p text:style-name="Bibliography_20_1">Giere, Samuel D. “A New Glimpse of Day One: An Intertextual History of Genesis 1.1–5 in Hebrew and Greek Texts up to 200 CE.” Ph.D. dissertation, University of St. Andrews, 2007.</text:p>
        <text:p text:style-name="Bibliography_20_1">Hackett, J. A. <text:span text:style-name="T10">A Basic Introduction to Biblical Hebrew, with CD</text:span>. Peabody, MA: Hendrickson, 2010.</text:p>
        <text:p text:style-name="Bibliography_20_1">Hackett, J. A. <text:span text:style-name="T10">A Basic Introduction to Biblical Hebrew, with CD</text:span>. Peabody, MA: Hendrickson, 2010. http://books.google.com.au/books?id=UuMRFJqmJ_sC.</text:p>
        <text:p text:style-name="Bibliography_20_1">Jacobson, Rolf. “A Freedom That Is No Freedom: Jeremiah 34 and the Sabbatical Principle,” <text:span text:style-name="T10">Word &amp; World</text:span> 22.4 (2002): 396–405.</text:p>
        <text:p text:style-name="Bibliography_20_1">Kittel, B.P., V. Hoffer, and R.A. Wright. <text:span text:style-name="T10">Biblical Hebrew: A Text and Workbook</text:span>. New Haven: Yale University Press, 1989.</text:p>
        <text:p text:style-name="Bibliography_20_1">Long, B. O. “A Darkness Between Brothers: Solomon and Adonijah,” <text:span text:style-name="T10">Journal for the Study of the Old Testament</text:span> 19 (1981): 79–94.</text:p>
        <text:p text:style-name="Bibliography_20_1">Luther, Martin. “Disputation on the Power and Efficacy of Indulgences.” Pages 17–33 in vol. 31 of <text:span text:style-name="T10">Luther’s Works: Career of the Reformer: I</text:span>. Edited by Harold J. Grimm. Translated by C. M. Jacobs. 55 vols. St. Louis, MO: Concordia, 1958.</text:p>
        <text:p text:style-name="Bibliography_20_1">Niditch, Susan. “Oral Culture and Written Documents.” Paper presented at the annual meeting of the New England Region of the SBL. Worcester, MA, 25 March 1994.</text:p>
        <text:p text:style-name="Bibliography_20_1">Stafford, Tim. “A Tale of Two Scientists.” <text:span text:style-name="T10">Christianity Today</text:span> July (2012): 22–29.</text:p>
        <text:p text:style-name="Bibliography_20_1">Tlozek, Eric. “25 years after Oslo, the Middle East peace process is in Pieces.” Podcast audio. http://www.abc.net.au/radio/programs/worldtoday/25-years-after-oslo-the-middle-east-peace-process-is-in-pieces/10242450.</text:p>
        <text:p text:style-name="Bibliography_20_1">Walters, Stanley D. “Jacob Narrative.” Pages 599–606 in vol. 3 of <text:span text:style-name="T10">The Anchor Bible Dictionary</text:span>. Edited by David Noel Freedman. 6 vols. New York: Doubleday, 1992.</text:p>
        <text:p text:style-name="Bibliography_20_1"><text:soft-page-break/>Ward, Rowland, ed. <text:span text:style-name="T10">The Westminster Confession and Catechisms in Modern English</text:span>. Wantirna: New Melbourne Press, 2000.</text:p>
        <text:p text:style-name="Bibliography_20_1">Watts, John D. W. “A Frame for the Book of the Twelve: Hosea 1–3 and Malachi.” Pages 209–217 in <text:span text:style-name="T10">Reading and Hearing the Book of the Twelve</text:span>. Edited by James Nogalski and Marvin Sweeney. Atlanta: Society of Biblical Literature, 2000.</text:p>
        <text:p text:style-name="Bibliography_20_1">Wolf, Herbert and John H. Stek. “Introduction: Malachi.” Pages 1561–1564 in <text:span text:style-name="T10">The NIV Study Bible</text:span>. Edited by Kenneth L. Barker. Grand Rapids: Zondervan, 2011.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.423cm" style:contextual-spacing="false" style:line-height-at-least="0.423cm" fo:text-indent="-1.27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28T10:05:00</meta:creation-date>
    <meta:initial-creator>Brown Andrew</meta:initial-creator>
    <dc:date>2021-02-27T09:54:41.662000000</dc:date>
    <meta:editing-duration>PT22M30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4" meta:paragraph-count="87" meta:word-count="1137" meta:character-count="7595" meta:non-whitespace-character-count="6563"/>
    <meta:user-defined meta:name="ZOTERO_PREF_1">&lt;data data-version="3" zotero-version="5.0.89"&gt;&lt;session id="mJymsaNt"/&gt;&lt;style id="http://www.zotero.org/styles/melbourne-school-of-theology-chinese" hasBibliography="1" bibliographyStyleHasBeenSet="1"/&gt;&lt;prefs&gt;&lt;pref name="fieldType" value="ReferenceMark"/&gt;</meta:user-defined>
    <meta:user-defined meta:name="ZOTERO_PREF_2">&lt;pref name="automaticJournalAbbreviations" value="true"/&gt;&lt;pref name="noteType" value="1"/&gt;&lt;/prefs&gt;&lt;/data&gt;</meta:user-defined>
  </office:meta>
</office:document-meta>
</file>